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ourier New1" svg:font-family="'Courier New'" style:font-family-generic="system" style:font-pitch="variable"/>
    <style:font-face style:name="Kozuka Gothic Pro L" svg:font-family="'Kozuka Gothic Pro L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ee33c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style:font-name-complex="Arial2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2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2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style:font-name-complex="Arial2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2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officeooo:rsid="00187ee0" officeooo:paragraph-rsid="00187ee0" style:font-size-asian="16pt" style:font-name-complex="Arial2" style:font-size-complex="16pt"/>
    </style:style>
    <style:style style:name="P10" style:family="paragraph" style:parent-style-name="Standard">
      <style:text-properties style:font-name="Arial" fo:font-size="14pt" style:font-size-asian="14pt" style:font-name-complex="Arial2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2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style:font-size-asian="14pt" style:font-name-complex="Arial2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2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Arial" fo:font-size="14pt" fo:font-style="italic" style:font-size-asian="14pt" style:font-style-asian="italic" style:font-name-complex="Arial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2" style:font-size-complex="14pt"/>
    </style:style>
    <style:style style:name="P16" style:family="paragraph" style:parent-style-name="Standard">
      <style:paragraph-properties fo:text-align="end" style:justify-single-word="false"/>
      <style:text-properties style:font-name="Arial" fo:font-size="11pt" style:font-size-asian="11pt" style:font-name-complex="Arial2" style:font-size-complex="11pt"/>
    </style:style>
    <style:style style:name="P17" style:family="paragraph" style:parent-style-name="Standard">
      <style:text-properties style:font-name="Arial" fo:font-style="italic" fo:font-weight="bold" style:font-style-asian="italic" style:font-weight-asian="bold" style:font-name-complex="Arial2"/>
    </style:style>
    <style:style style:name="P18" style:family="paragraph" style:parent-style-name="Standard">
      <style:text-properties style:font-name="Arial" style:language-asian="en" style:country-asian="US" style:font-name-complex="Arial2"/>
    </style:style>
    <style:style style:name="P19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20" style:family="paragraph" style:parent-style-name="Standard">
      <style:text-properties style:font-name="Arial" fo:font-size="12pt" style:font-size-asian="12pt" style:font-name-complex="Arial2" style:font-size-complex="12pt" style:font-weight-complex="bold"/>
    </style:style>
    <style:style style:name="P21" style:family="paragraph" style:parent-style-name="Standard">
      <style:paragraph-properties fo:line-height="150%"/>
      <style:text-properties style:font-name="Arial" fo:font-size="12pt" style:font-size-asian="12pt" style:font-name-complex="Arial2" style:font-size-complex="12pt" style:font-weight-complex="bold"/>
    </style:style>
    <style:style style:name="P22" style:family="paragraph" style:parent-style-name="Standard">
      <style:paragraph-properties fo:line-height="150%"/>
      <style:text-properties style:font-name="Arial" fo:font-size="12pt" style:font-size-asian="12pt" style:font-name-complex="Arial2" style:font-size-complex="12pt"/>
    </style:style>
    <style:style style:name="P23" style:family="paragraph" style:parent-style-name="Standard">
      <style:text-properties style:font-name="Arial" fo:font-size="12pt" officeooo:rsid="00196397" officeooo:paragraph-rsid="00196397" style:font-size-asian="12pt" style:font-name-complex="Arial2" style:font-size-complex="12pt"/>
    </style:style>
    <style:style style:name="P24" style:family="paragraph" style:parent-style-name="Standard">
      <style:text-properties style:font-name="Arial" fo:font-size="12pt" style:font-size-asian="12pt" style:font-size-complex="12pt"/>
    </style:style>
    <style:style style:name="P25" style:family="paragraph" style:parent-style-name="Standard">
      <style:text-properties style:font-name="Arial" fo:font-size="12pt" fo:font-style="normal" fo:font-weight="normal" officeooo:rsid="001ab7ea" officeooo:paragraph-rsid="001ab7e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808080" style:font-name="Arial" fo:font-size="14pt" fo:font-weight="bold" style:font-size-asian="14pt" style:font-weight-asian="bold" style:font-name-complex="Arial2" style:font-size-complex="14pt"/>
    </style:style>
    <style:style style:name="P27" style:family="paragraph" style:parent-style-name="Standard">
      <style:paragraph-properties fo:text-align="justify" style:justify-single-word="false"/>
      <style:text-properties fo:color="#808080" style:font-name="Arial" style:font-name-complex="Arial2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679cm"/>
        </style:tab-stops>
      </style:paragraph-properties>
      <style:text-properties fo:color="#808080" style:font-name="Arial" style:font-name-complex="Arial2"/>
    </style:style>
    <style:style style:name="P29" style:family="paragraph" style:parent-style-name="Standard">
      <style:text-properties fo:color="#808080" style:font-name="Arial" fo:font-style="italic" style:font-style-asian="italic" style:font-name-complex="Arial2"/>
    </style:style>
    <style:style style:name="P30" style:family="paragraph" style:parent-style-name="Standard">
      <style:paragraph-properties fo:text-align="end" style:justify-single-word="false"/>
    </style:style>
    <style:style style:name="P31" style:family="paragraph" style:parent-style-name="Standard">
      <style:paragraph-properties fo:line-height="150%" fo:text-align="end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text-properties fo:color="#000000" style:font-name="Arial" fo:font-size="12pt" style:font-size-asian="12pt" style:font-name-complex="Arial2" style:font-size-complex="12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4pt" fo:font-weight="bold" officeooo:rsid="00187ee0" officeooo:paragraph-rsid="00187ee0" style:font-size-asian="14pt" style:font-weight-asian="bold" style:font-name-complex="Arial2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style:font-name="Arial" fo:font-size="16pt" officeooo:rsid="00187ee0" officeooo:paragraph-rsid="00187ee0" style:font-size-asian="16pt" style:font-name-complex="Arial2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5pt" officeooo:rsid="00187ee0" officeooo:paragraph-rsid="00187ee0" style:font-size-asian="13.1000003814697pt" style:font-size-complex="15pt"/>
    </style:style>
    <style:style style:name="P37" style:family="paragraph" style:parent-style-name="Standard">
      <style:text-properties fo:color="#7e0021" style:font-name="Arial" fo:font-size="12pt" officeooo:rsid="00196397" officeooo:paragraph-rsid="00196397" style:font-size-asian="12pt" style:font-name-complex="Arial2" style:font-size-complex="12pt"/>
    </style:style>
    <style:style style:name="P38" style:family="paragraph" style:parent-style-name="Standard">
      <style:text-properties fo:color="#ff3333" style:font-name="Arial"/>
    </style:style>
    <style:style style:name="P39" style:family="paragraph" style:parent-style-name="Standard">
      <style:text-properties fo:color="#ff3333" style:font-name="Arial" fo:font-size="12pt" fo:font-style="normal" fo:font-weight="normal" officeooo:rsid="001ab7ea" officeooo:paragraph-rsid="001ab7ea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40" style:family="paragraph" style:parent-style-name="Standard">
      <style:text-properties fo:color="#ff3333" style:font-name="Arial" fo:font-size="12pt" fo:font-style="normal" fo:font-weight="bold" officeooo:rsid="001ab7ea" officeooo:paragraph-rsid="001ab7ea" style:font-size-asian="12pt" style:font-style-asian="normal" style:font-weight-asian="bold" style:font-name-complex="Arial2" style:font-size-complex="12pt" style:font-style-complex="normal" style:font-weight-complex="bold"/>
    </style:style>
    <style:style style:name="P41" style:family="paragraph" style:parent-style-name="Standard">
      <style:paragraph-properties fo:text-align="center" style:justify-single-word="false" fo:break-before="page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2" style:font-size-complex="14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" fo:font-size="14pt" fo:font-style="italic" fo:font-weight="bold" style:font-size-asian="14pt" style:font-style-asian="italic" style:font-weight-asian="bold" style:font-name-complex="Arial2" style:font-size-complex="14pt"/>
    </style:style>
    <style:style style:name="P44" style:family="paragraph" style:parent-style-name="Title">
      <style:paragraph-properties fo:text-align="start" style:justify-single-word="false" fo:break-before="page"/>
    </style:style>
    <style:style style:name="P45" style:family="paragraph" style:parent-style-name="Title">
      <style:paragraph-properties fo:text-align="start" style:justify-single-word="false" fo:break-before="page"/>
      <style:text-properties style:font-name="Arial" fo:font-size="12pt" style:font-size-asian="12pt" style:font-name-complex="Arial2" style:font-size-complex="12pt"/>
    </style:style>
    <style:style style:name="P46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47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1.018cm" style:auto-text-indent="false"/>
    </style:style>
    <style:style style:name="P49" style:family="paragraph" style:parent-style-name="Standard">
      <style:paragraph-properties fo:margin-left="0cm" fo:margin-right="0cm" fo:line-height="150%" fo:orphans="2" fo:widows="2" fo:text-indent="1.018cm" style:auto-text-indent="false"/>
      <style:text-properties style:font-name="Arial" fo:font-size="12p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1.018cm" style:auto-text-indent="false"/>
      <style:text-properties style:font-name="Arial" fo:font-size="12pt" style:font-size-asian="12pt" style:font-name-complex="Arial2" style:font-size-complex="12pt" style:font-weight-complex="bold"/>
    </style:style>
    <style:style style:name="P51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455cm" style:auto-text-indent="false"/>
      <style:text-properties style:font-name="Arial" fo:font-size="12pt" style:font-size-asian="12pt" style:font-name-complex="Arial2" style:font-size-complex="12pt"/>
    </style:style>
    <style:style style:name="P52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55cm" style:auto-text-indent="false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53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1.221cm" style:auto-text-indent="false"/>
    </style:style>
    <style:style style:name="P5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482cm" style:auto-text-indent="false"/>
    </style:style>
    <style:style style:name="P55" style:family="paragraph" style:parent-style-name="Heading_20_1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82cm" style:auto-text-indent="false" fo:keep-with-next="always">
        <style:tab-stops>
          <style:tab-stop style:position="15.981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top="0.212cm" fo:margin-bottom="0.212cm" style:contextual-spacing="false" fo:line-height="150%" fo:text-align="justify" style:justify-single-word="false"/>
    </style:style>
    <style:style style:name="P57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P58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P59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fo:font-weight="bold" officeooo:paragraph-rsid="002b889f" style:font-size-asian="12pt" style:font-style-asian="normal" style:font-weight-asian="bold" style:font-name-complex="Arial2" style:font-size-complex="12pt" style:font-style-complex="normal"/>
    </style:style>
    <style:style style:name="P60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style:font-size-asian="12pt" style:font-style-asian="normal" style:font-name-complex="Arial2" style:font-size-complex="12pt" style:font-style-complex="normal"/>
    </style:style>
    <style:style style:name="P61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fo:color="#ff3333" style:font-name="Arial" fo:font-size="12pt" style:font-size-asian="12pt" style:font-name-complex="Arial2" style:font-size-complex="12pt"/>
    </style:style>
    <style:style style:name="P62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fo:color="#ff3333"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P63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fo:color="#ff3333"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P64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fo:color="#ff3333"/>
    </style:style>
    <style:style style:name="P65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fo:font-style="italic" officeooo:paragraph-rsid="002b889f" style:font-style-asian="italic"/>
    </style:style>
    <style:style style:name="P66" style:family="paragraph" style:parent-style-name="Heading_20_1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1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color="#ff3333" fo:font-size="12pt" fo:font-weight="bold" style:font-size-asian="12pt" style:font-weight-asian="bold" style:font-size-complex="12pt" style:font-weight-complex="bold"/>
    </style:style>
    <style:style style:name="P68" style:family="paragraph" style:parent-style-name="Heading_20_1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color="#ff3333" fo:font-size="12pt" style:font-size-asian="12pt" style:font-size-complex="12pt"/>
    </style:style>
    <style:style style:name="P69" style:family="paragraph" style:parent-style-name="Heading_20_2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Heading_20_2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color="#ff3333" fo:font-size="12pt" style:font-size-asian="12pt" style:font-size-complex="12pt"/>
    </style:style>
    <style:style style:name="P71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0cm" style:auto-text-indent="false"/>
      <style:text-properties style:font-name="Arial" fo:font-size="12pt" fo:font-style="italic" fo:font-weight="bold" style:font-size-asian="12pt" style:font-style-asian="italic" style:font-weight-asian="bold" style:font-name-complex="Arial2" style:font-size-complex="12pt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3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7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P75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</style:style>
    <style:style style:name="P76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officeooo:paragraph-rsid="0026f4a8"/>
    </style:style>
    <style:style style:name="P77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officeooo:paragraph-rsid="0027126a"/>
    </style:style>
    <style:style style:name="P78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fo:color="#ff3333" style:font-name="Arial" fo:font-size="12pt" fo:font-weight="bold" style:font-size-asian="12pt" style:font-weight-asian="bold" style:font-name-complex="Arial2" style:font-size-complex="12pt" style:font-weight-complex="bold"/>
    </style:style>
    <style:style style:name="P79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0cm" style:auto-text-indent="false"/>
      <style:text-properties fo:color="#ff3333" fo:hyphenate="false" fo:hyphenation-remain-char-count="2" fo:hyphenation-push-char-count="2"/>
    </style:style>
    <style:style style:name="P80" style:family="paragraph" style:parent-style-name="Text_20_body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0cm" style:auto-text-indent="false">
        <style:tab-stops>
          <style:tab-stop style:position="1.49cm"/>
        </style:tab-stops>
      </style:paragraph-properties>
      <style:text-properties style:font-name="Arial" fo:font-size="12pt" officeooo:rsid="001dc8de" officeooo:paragraph-rsid="001dc8de" style:font-size-asian="12pt" style:font-size-complex="12pt" fo:hyphenate="false" fo:hyphenation-remain-char-count="2" fo:hyphenation-push-char-count="2"/>
    </style:style>
    <style:style style:name="P81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82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" fo:font-size="12pt" officeooo:paragraph-rsid="002ea241" style:font-size-asian="12pt" style:font-name-complex="Arial2" style:font-size-complex="12pt"/>
    </style:style>
    <style:style style:name="P83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fo:color="#ff3333" style:font-name="Arial" fo:font-size="12pt" style:font-size-asian="12pt" style:font-name-complex="Arial2" style:font-size-complex="12pt"/>
    </style:style>
    <style:style style:name="P8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005cm" style:auto-text-indent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005cm" style:auto-text-indent="false">
        <style:tab-stops>
          <style:tab-stop style:position="1.249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86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>
        <style:tab-stops>
          <style:tab-stop style:position="3.757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87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/>
      <style:text-properties fo:color="#ff3333" style:font-name="Arial" fo:font-size="12pt" style:font-size-asian="12pt" style:font-name-complex="Arial2" style:font-size-complex="12pt"/>
    </style:style>
    <style:style style:name="P88" style:family="paragraph" style:parent-style-name="Heading_20_2">
      <style:paragraph-properties fo:line-height="150%"/>
    </style:style>
    <style:style style:name="P89" style:family="paragraph" style:parent-style-name="Heading_20_2">
      <style:paragraph-properties fo:line-height="150%" fo:text-align="justify" style:justify-single-word="false"/>
    </style:style>
    <style:style style:name="P90" style:family="paragraph" style:parent-style-name="Heading_20_2">
      <style:text-properties fo:font-size="12pt" fo:font-style="normal" style:font-size-asian="12pt" style:font-style-asian="normal" style:font-size-complex="12pt"/>
    </style:style>
    <style:style style:name="P91" style:family="paragraph" style:parent-style-name="Heading_20_2">
      <style:paragraph-properties fo:line-height="150%"/>
      <style:text-properties fo:text-transform="uppercase" fo:font-size="12pt" fo:font-style="normal" style:font-size-asian="12pt" style:font-style-asian="normal" style:font-size-complex="12pt" style:font-style-complex="normal"/>
    </style:style>
    <style:style style:name="P92" style:family="paragraph" style:parent-style-name="Text_20_body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43cm" style:auto-text-indent="false">
        <style:tab-stops>
          <style:tab-stop style:position="1.49cm"/>
        </style:tab-stops>
      </style:paragraph-properties>
      <style:text-properties style:font-name="Arial" fo:font-size="12pt" style:font-size-asian="12pt" style:font-size-complex="12pt" fo:hyphenate="false" fo:hyphenation-remain-char-count="2" fo:hyphenation-push-char-count="2"/>
    </style:style>
    <style:style style:name="P93" style:family="paragraph" style:parent-style-name="Text_20_body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43cm" style:auto-text-indent="false">
        <style:tab-stops>
          <style:tab-stop style:position="1.49cm"/>
        </style:tab-stops>
      </style:paragraph-properties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94" style:family="paragraph" style:parent-style-name="Text_20_body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43cm" style:auto-text-indent="false">
        <style:tab-stops>
          <style:tab-stop style:position="1.49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2" style:font-size-complex="12pt" fo:hyphenate="false" fo:hyphenation-remain-char-count="2" fo:hyphenation-push-char-count="2"/>
    </style:style>
    <style:style style:name="P95" style:family="paragraph" style:parent-style-name="Text_20_body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43cm" style:auto-text-indent="false">
        <style:tab-stops>
          <style:tab-stop style:position="1.49cm"/>
        </style:tab-stops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name-complex="Arial2" style:font-size-complex="12pt" style:font-weight-complex="bold" fo:hyphenate="false" fo:hyphenation-remain-char-count="2" fo:hyphenation-push-char-count="2"/>
    </style:style>
    <style:style style:name="P96" style:family="paragraph" style:parent-style-name="Contents_20_1">
      <style:paragraph-properties>
        <style:tab-stops>
          <style:tab-stop style:position="15.983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8" style:family="paragraph" style:parent-style-name="Frame_20_contents">
      <style:paragraph-properties fo:text-align="center" style:justify-single-word="false"/>
    </style:style>
    <style:style style:name="P99" style:family="paragraph" style:parent-style-name="Frame_20_contents">
      <style:paragraph-properties fo:text-align="center" style:justify-single-word="false"/>
      <style:text-properties style:font-name="Arial" style:font-name-complex="Arial2"/>
    </style:style>
    <style:style style:name="P100" style:family="paragraph" style:parent-style-name="Frame_20_contents">
      <style:paragraph-properties fo:text-align="center" style:justify-single-word="false"/>
      <style:text-properties style:font-name="Arial" fo:font-size="10pt" style:font-size-asian="10pt" style:font-name-complex="Arial2" style:font-size-complex="10pt"/>
    </style:style>
    <style:style style:name="P101" style:family="paragraph" style:parent-style-name="Heading_20_2">
      <style:paragraph-properties fo:margin-left="0cm" fo:margin-right="0cm" fo:margin-top="0.212cm" fo:margin-bottom="0.212cm" style:contextual-spacing="false" fo:line-height="150%" fo:text-align="justify" style:justify-single-word="false" fo:text-indent="0.476cm" style:auto-text-indent="false">
        <style:tab-stops>
          <style:tab-stop style:position="1.249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102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032cm" style:auto-text-indent="false">
        <style:tab-stops>
          <style:tab-stop style:position="1.249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03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085cm" style:auto-text-indent="false">
        <style:tab-stops>
          <style:tab-stop style:position="1.249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0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01cm" style:auto-text-indent="false"/>
      <style:text-properties style:font-name="Arial" fo:font-size="12pt" style:font-size-asian="12pt" style:font-name-complex="Arial2" style:font-size-complex="12pt"/>
    </style:style>
    <style:style style:name="P105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01cm" style:auto-text-indent="false"/>
      <style:text-properties fo:color="#ff3333" style:font-name="Arial" fo:font-size="12pt" style:font-size-asian="12pt" style:font-name-complex="Arial2" style:font-size-complex="12pt"/>
    </style:style>
    <style:style style:name="P106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01cm" style:auto-text-indent="false"/>
      <style:text-properties fo:color="#ff3333" style:font-name="Arial" fo:font-size="12pt" officeooo:rsid="001ae8bb" officeooo:paragraph-rsid="001ae8bb" style:font-size-asian="12pt" style:font-name-complex="Arial2" style:font-size-complex="12pt"/>
    </style:style>
    <style:style style:name="P107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01cm" style:auto-text-indent="false"/>
      <style:text-properties fo:color="#ff3333" style:font-name="Arial" fo:font-size="12pt" fo:font-weight="bold" style:font-size-asian="12pt" style:font-weight-asian="bold" style:font-name-complex="Arial2" style:font-size-complex="12pt"/>
    </style:style>
    <style:style style:name="P108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501cm" style:auto-text-indent="false">
        <style:tab-stops>
          <style:tab-stop style:position="1.249cm"/>
        </style:tab-stops>
      </style:paragraph-properties>
      <style:text-properties fo:color="#ff3333" style:font-name="Arial" fo:font-size="12pt" fo:font-weight="normal" style:font-size-asian="12pt" style:font-weight-asian="normal" style:font-name-complex="Arial2" style:font-size-complex="12pt"/>
    </style:style>
    <style:style style:name="P109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501cm" style:auto-text-indent="false">
        <style:tab-stops>
          <style:tab-stop style:position="1.249cm"/>
        </style:tab-stops>
      </style:paragraph-properties>
      <style:text-properties fo:color="#ff3333"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/>
    </style:style>
    <style:style style:name="P110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501cm" style:auto-text-indent="false">
        <style:tab-stops>
          <style:tab-stop style:position="1.249cm"/>
        </style:tab-stops>
      </style:paragraph-properties>
      <style:text-properties fo:font-style="normal" officeooo:paragraph-rsid="0016cf38" style:font-style-asian="normal" style:font-style-complex="normal"/>
    </style:style>
    <style:style style:name="P111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orphans="2" fo:widows="2" fo:hyphenation-ladder-count="no-limit" fo:text-indent="1.508cm" style:auto-text-indent="false">
        <style:tab-stops>
          <style:tab-stop style:position="1.249cm"/>
        </style:tab-stops>
      </style:paragraph-properties>
      <style:text-properties style:font-name="Arial" fo:font-size="12pt" fo:font-weight="normal" style:font-size-asian="12pt" style:font-weight-asian="normal" style:font-name-complex="Arial2" style:font-size-complex="12pt" style:font-weight-complex="normal" fo:hyphenate="false" fo:hyphenation-remain-char-count="2" fo:hyphenation-push-char-count="2"/>
    </style:style>
    <style:style style:name="P112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508cm" style:auto-text-indent="false"/>
      <style:text-properties fo:color="#000000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13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08cm" style:auto-text-indent="false"/>
      <style:text-properties style:font-name="Arial" fo:font-size="12pt" style:font-size-asian="12pt" style:font-name-complex="Arial2" style:font-size-complex="12pt"/>
    </style:style>
    <style:style style:name="P11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508cm" style:auto-text-indent="false"/>
      <style:text-properties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15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508cm" style:auto-text-indent="false"/>
      <style:text-properties fo:color="#ff3333" style:font-name="Arial" fo:font-size="12pt" style:font-size-asian="12pt" style:font-size-complex="12pt" fo:hyphenate="false" fo:hyphenation-remain-char-count="2" fo:hyphenation-push-char-count="2"/>
    </style:style>
    <style:style style:name="P116" style:family="paragraph" style:parent-style-name="Header">
      <style:text-properties fo:color="#808080" style:font-name="Arial" style:font-name-complex="Arial2"/>
    </style:style>
    <style:style style:name="P117" style:family="paragraph" style:parent-style-name="Standard">
      <style:paragraph-properties fo:margin-left="0cm" fo:margin-right="0cm" fo:orphans="2" fo:widows="2" fo:text-indent="1.037cm" style:auto-text-indent="false">
        <style:tab-stops>
          <style:tab-stop style:position="1.018cm"/>
        </style:tab-stops>
      </style:paragraph-properties>
      <style:text-properties style:font-name="Arial" fo:font-size="12pt" style:font-size-asian="12pt" style:font-name-complex="Arial2" style:font-size-complex="12pt"/>
    </style:style>
    <style:style style:name="P118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15cm" style:auto-text-indent="false"/>
      <style:text-properties style:font-name="Arial" fo:font-size="12pt" style:font-size-asian="12pt" style:font-name-complex="Arial2" style:font-size-complex="12pt"/>
    </style:style>
    <style:style style:name="P119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54cm" style:auto-text-indent="false"/>
      <style:text-properties style:font-name="Arial" fo:font-size="12pt" style:font-size-asian="12pt" style:font-name-complex="Arial2" style:font-size-complex="12pt"/>
    </style:style>
    <style:style style:name="P120" style:family="paragraph" style:parent-style-name="Title">
      <style:paragraph-properties fo:text-align="start" style:justify-single-word="false"/>
      <style:text-properties style:font-name="Arial" fo:font-size="12pt" style:font-size-asian="12pt" style:font-name-complex="Arial2" style:font-size-complex="12pt"/>
    </style:style>
    <style:style style:name="P121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27cm" style:auto-text-indent="false"/>
      <style:text-properties style:font-name="Arial" fo:hyphenate="false" fo:hyphenation-remain-char-count="2" fo:hyphenation-push-char-count="2"/>
    </style:style>
    <style:style style:name="P122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99cm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3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469cm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orphans="2" fo:widows="2" fo:hyphenation-ladder-count="no-limit" fo:text-indent="1.529cm" style:auto-text-indent="false"/>
      <style:text-properties fo:color="#ff3333" style:font-name="Arial" fo:font-size="12pt" style:font-size-asian="12pt" style:font-name-complex="Arial2" style:font-size-complex="12pt" fo:hyphenate="false" fo:hyphenation-remain-char-count="2" fo:hyphenation-push-char-count="2"/>
    </style:style>
    <style:style style:name="P125" style:family="paragraph" style:parent-style-name="Heading_20_1">
      <style:text-properties fo:color="#808080" fo:font-size="12pt" fo:font-style="normal" style:font-size-asian="12pt" style:font-style-asian="normal" style:font-size-complex="12pt" style:font-style-complex="normal"/>
    </style:style>
    <style:style style:name="P126" style:family="paragraph" style:parent-style-name="Heading_20_1">
      <style:text-properties fo:color="#808080" fo:font-size="12pt" fo:font-style="normal" officeooo:rsid="00233b27" officeooo:paragraph-rsid="00233b27" style:font-size-asian="12pt" style:font-style-asian="normal" style:font-size-complex="12pt" style:font-style-complex="normal"/>
    </style:style>
    <style:style style:name="P127" style:family="paragraph" style:parent-style-name="Heading_20_1">
      <style:text-properties fo:color="#000000" fo:font-size="12pt" fo:font-style="normal" fo:font-weight="bold" officeooo:rsid="00233b27" officeooo:paragraph-rsid="00233b27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Heading_20_1">
      <style:text-properties fo:color="#000000" fo:font-size="12pt" fo:font-style="normal" fo:font-weight="bold" officeooo:rsid="00245e77" officeooo:paragraph-rsid="00245e77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Heading_20_1">
      <style:text-properties fo:color="#000000" fo:font-size="12pt" fo:font-style="normal" fo:font-weight="bold" officeooo:rsid="00256622" officeooo:paragraph-rsid="00256622" style:font-size-asian="12pt" style:font-style-asian="normal" style:font-weight-asian="bold" style:font-size-complex="12pt" style:font-style-complex="normal" style:font-weight-complex="bold"/>
    </style:style>
    <style:style style:name="P130" style:family="paragraph" style:parent-style-name="Heading_20_1">
      <style:text-properties fo:color="#000000" fo:font-size="12pt" fo:font-style="normal" fo:font-weight="bold" officeooo:rsid="00265d55" officeooo:paragraph-rsid="00265d55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Heading_20_3">
      <style:paragraph-properties fo:margin-top="0.353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color="#ff3333" style:font-name="Arial" fo:font-size="12pt" style:font-size-asian="12pt" style:font-name-complex="Arial2" style:font-size-complex="12pt"/>
    </style:style>
    <style:style style:name="P132" style:family="paragraph" style:parent-style-name="Heading_20_3">
      <style:paragraph-properties fo:margin-top="0.353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color="#ff3333"/>
    </style:style>
    <style:style style:name="P13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2" style:font-size-complex="14pt"/>
    </style:style>
    <style:style style:name="P134" style:family="paragraph" style:parent-style-name="Standard" style:list-style-name="WWNum2">
      <style:text-properties fo:color="#ff3333" style:font-name="Arial" fo:font-size="12pt" fo:font-weight="bold" style:font-size-asian="12pt" style:font-weight-asian="bold" style:font-name-complex="Arial2" style:font-size-complex="12pt" style:font-weight-complex="bold"/>
    </style:style>
    <style:style style:name="P135" style:family="paragraph" style:parent-style-name="Standard" style:list-style-name="WWNum3">
      <style:text-properties fo:color="#ff3333" style:font-name="Arial" fo:font-size="12pt" fo:font-style="normal" fo:font-weight="bold" officeooo:rsid="001ab7ea" officeooo:paragraph-rsid="001ab7ea" style:font-size-asian="12pt" style:font-style-asian="normal" style:font-weight-asian="bold" style:font-name-complex="Arial2" style:font-size-complex="12pt" style:font-style-complex="normal" style:font-weight-complex="bold"/>
    </style:style>
    <style:style style:name="P136" style:family="paragraph" style:parent-style-name="Standard" style:list-style-name="WWNum6">
      <style:text-properties fo:color="#ff3333" style:font-name="Arial"/>
    </style:style>
    <style:style style:name="P137" style:family="paragraph" style:parent-style-name="Standard" style:list-style-name="WWNum7">
      <style:text-properties fo:color="#ff3333" style:font-name="Arial"/>
    </style:style>
    <style:style style:name="P138" style:family="paragraph" style:parent-style-name="Standard" style:list-style-name="WWNum2">
      <style:text-properties fo:color="#ff3333" fo:font-weight="bold" style:font-weight-asian="bold" style:font-weight-complex="bold"/>
    </style:style>
    <style:style style:name="P139" style:family="paragraph" style:parent-style-name="Standard">
      <style:paragraph-properties fo:line-height="150%" fo:text-align="justify" style:justify-single-word="false"/>
      <style:text-properties officeooo:paragraph-rsid="002f910a"/>
    </style:style>
    <style:style style:name="P140" style:family="paragraph" style:parent-style-name="Standard">
      <style:paragraph-properties fo:line-height="150%"/>
      <style:text-properties style:font-name="Arial" fo:font-size="12pt" officeooo:paragraph-rsid="002f910a" style:font-size-asian="12pt" style:font-name-complex="Arial2" style:font-size-complex="12pt"/>
    </style:style>
    <style:style style:name="P141" style:family="paragraph" style:parent-style-name="Standard">
      <style:paragraph-properties fo:line-height="150%"/>
      <style:text-properties style:font-name="Arial" fo:font-size="12pt" fo:font-style="italic" style:text-underline-style="solid" style:text-underline-width="auto" style:text-underline-color="font-color" fo:font-weight="bold" officeooo:rsid="002ea241" officeooo:paragraph-rsid="002ea241" style:font-size-asian="12pt" style:font-style-asian="italic" style:font-weight-asian="bold" style:font-name-complex="Arial2" style:font-size-complex="12pt" style:font-style-complex="italic" style:font-weight-complex="bold"/>
    </style:style>
    <style:style style:name="P142" style:family="paragraph" style:parent-style-name="Standard">
      <style:paragraph-properties fo:line-height="150%" fo:text-align="center" style:justify-single-word="false"/>
      <style:text-properties style:font-name="Arial" fo:font-size="12pt" fo:font-style="italic" style:text-underline-style="solid" style:text-underline-width="auto" style:text-underline-color="font-color" fo:font-weight="bold" officeooo:rsid="002ea241" officeooo:paragraph-rsid="002ea241" style:font-size-asian="12pt" style:font-style-asian="italic" style:font-weight-asian="bold" style:font-name-complex="Arial2" style:font-size-complex="12pt" style:font-style-complex="italic" style:font-weight-complex="bold"/>
    </style:style>
    <style:style style:name="P143" style:family="paragraph" style:parent-style-name="Standard">
      <style:paragraph-properties fo:text-align="justify" style:justify-single-word="false"/>
      <style:text-properties officeooo:paragraph-rsid="002f910a"/>
    </style:style>
    <style:style style:name="P144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0cm" style:auto-text-indent="false"/>
      <style:text-properties style:font-name="Arial" fo:font-size="12pt" fo:font-weight="normal" officeooo:paragraph-rsid="0027126a" style:font-size-asian="12pt" style:font-weight-asian="normal" style:font-name-complex="Arial2" style:font-size-complex="12pt" style:font-weight-complex="normal"/>
    </style:style>
    <style:style style:name="P145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fo:font-weight="bold" officeooo:paragraph-rsid="002b889f" style:font-size-asian="12pt" style:font-style-asian="normal" style:font-weight-asian="bold" style:font-name-complex="Arial2" style:font-size-complex="12pt" style:font-style-complex="normal"/>
    </style:style>
    <style:style style:name="P146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fo:font-weight="normal" officeooo:rsid="00158c7f" officeooo:paragraph-rsid="002b889f" style:font-size-asian="12pt" style:font-style-asian="normal" style:font-weight-asian="normal" style:font-name-complex="Arial2" style:font-size-complex="12pt" style:font-style-complex="normal"/>
    </style:style>
    <style:style style:name="P147" style:family="paragraph" style:parent-style-name="Standard">
      <style:paragraph-properties fo:margin-top="0.212cm" fo:margin-bottom="0.212cm" style:contextual-spacing="false" fo:line-height="150%" fo:text-align="justify" style:justify-single-word="false"/>
      <style:text-properties style:font-name="Arial" fo:font-size="12pt" fo:font-style="normal" fo:font-weight="normal" officeooo:rsid="00265d55" officeooo:paragraph-rsid="002b889f" style:font-size-asian="12pt" style:font-style-asian="normal" style:font-weight-asian="normal" style:font-name-complex="Arial2" style:font-size-complex="12pt" style:font-style-complex="normal"/>
    </style:style>
    <style:style style:name="P1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f910a"/>
    </style:style>
    <style:style style:name="P149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/>
      <style:text-properties style:font-name="Arial1" fo:font-size="12pt" officeooo:paragraph-rsid="002f910a" style:font-size-asian="12pt" style:font-name-complex="Arial1" style:font-size-complex="12pt" style:font-weight-complex="bold"/>
    </style:style>
    <style:style style:name="P150" style:family="paragraph" style:parent-style-name="Standard">
      <style:paragraph-properties fo:margin-left="0cm" fo:margin-right="0cm" fo:margin-top="0.212cm" fo:margin-bottom="0.212cm" style:contextual-spacing="false" fo:line-height="150%" fo:text-align="justify" style:justify-single-word="false" fo:text-indent="1.251cm" style:auto-text-indent="false"/>
      <style:text-properties officeooo:paragraph-rsid="002f910a"/>
    </style:style>
    <style:style style:name="P151" style:family="paragraph" style:parent-style-name="Heading_20_2">
      <style:paragraph-properties fo:line-height="150%"/>
    </style:style>
    <style:style style:name="P152" style:family="paragraph" style:parent-style-name="Heading_20_2">
      <style:paragraph-properties fo:line-height="150%" fo:text-align="justify" style:justify-single-word="false"/>
    </style:style>
    <style:style style:name="P153" style:family="paragraph" style:parent-style-name="Heading_20_3" style:list-style-name="WWNum1">
      <style:paragraph-properties fo:margin-left="0cm" fo:margin-right="0cm" fo:margin-top="0.212cm" fo:margin-bottom="0.212cm" style:contextual-spacing="false" fo:line-height="150%" fo:text-align="justify" style:justify-single-word="false" fo:keep-together="auto" fo:hyphenation-ladder-count="no-limit" fo:text-indent="1.501cm" style:auto-text-indent="false"/>
      <style:text-properties fo:color="#ff3333" style:font-name="Arial" fo:font-size="12pt" fo:font-weight="normal" style:font-size-asian="12pt" style:font-weight-asian="normal" style:font-name-complex="Arial2" style:font-size-complex="12pt" fo:hyphenate="false" fo:hyphenation-remain-char-count="2" fo:hyphenation-push-char-count="2"/>
    </style:style>
    <style:style style:name="P154" style:family="paragraph" style:parent-style-name="Heading_20_3" style:list-style-name="WWNum1">
      <style:paragraph-properties fo:margin-left="0cm" fo:margin-right="0cm" fo:margin-top="0.212cm" fo:margin-bottom="0.212cm" style:contextual-spacing="false" fo:line-height="150%" fo:text-align="justify" style:justify-single-word="false" fo:keep-together="auto" fo:hyphenation-ladder-count="no-limit" fo:text-indent="1.501cm" style:auto-text-indent="false"/>
      <style:text-properties style:font-name="Arial" fo:font-size="12pt" fo:font-weight="normal" style:font-size-asian="12pt" style:font-weight-asian="normal" style:font-name-complex="Arial2" style:font-size-complex="12pt" fo:hyphenate="false" fo:hyphenation-remain-char-count="2" fo:hyphenation-push-char-count="2"/>
    </style:style>
    <style:style style:name="P155" style:family="paragraph" style:parent-style-name="Heading_20_3" style:list-style-name="WWNum1">
      <style:paragraph-properties fo:margin-left="0cm" fo:margin-right="0cm" fo:margin-top="0.212cm" fo:margin-bottom="0.212cm" style:contextual-spacing="false" fo:line-height="150%" fo:text-align="justify" style:justify-single-word="false" fo:keep-together="auto" fo:hyphenation-ladder-count="no-limit" fo:text-indent="1.501cm" style:auto-text-indent="false"/>
      <style:text-properties fo:hyphenate="false" fo:hyphenation-remain-char-count="2" fo:hyphenation-push-char-count="2"/>
    </style:style>
    <style:style style:name="P156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1.501cm" style:auto-text-indent="false">
        <style:tab-stops>
          <style:tab-stop style:position="1.249cm"/>
        </style:tab-stops>
      </style:paragraph-properties>
      <style:text-properties style:font-name="Arial" fo:font-size="12pt" fo:font-style="normal" fo:font-weight="normal" officeooo:rsid="00158c7f" officeooo:paragraph-rsid="00158c7f" style:font-size-asian="12pt" style:font-style-asian="normal" style:font-weight-asian="normal" style:font-name-complex="Arial2" style:font-size-complex="12pt" style:font-style-complex="normal"/>
    </style:style>
    <style:style style:name="P157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fo:color="#ff3333" style:font-name="Arial" fo:font-size="12pt" officeooo:paragraph-rsid="002ea241" style:font-size-asian="12pt" style:font-name-complex="Arial2" style:font-size-complex="12pt"/>
    </style:style>
    <style:style style:name="P158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fo:color="#ff3333" style:font-name="Arial" fo:font-size="12pt" fo:font-style="normal" fo:font-weight="normal" officeooo:paragraph-rsid="00158c7f" style:font-size-asian="12pt" style:font-style-asian="normal" style:font-weight-asian="normal" style:font-name-complex="Arial2" style:font-size-complex="12pt" style:font-style-complex="normal"/>
    </style:style>
    <style:style style:name="P159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" fo:font-size="12pt" fo:font-weight="normal" officeooo:rsid="001a7d04" officeooo:paragraph-rsid="002ea241" style:font-size-asian="12pt" style:font-weight-asian="normal" style:font-name-complex="Arial2" style:font-size-complex="12pt"/>
    </style:style>
    <style:style style:name="P160" style:family="paragraph" style:parent-style-name="Heading_20_3">
      <style:paragraph-properties fo:margin-left="0cm" fo:margin-right="0cm" fo:margin-top="0.353cm" fo:margin-bottom="0.212cm" style:contextual-spacing="false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" fo:font-size="12pt" fo:font-weight="normal" officeooo:paragraph-rsid="002ea241" style:font-size-asian="12pt" style:font-weight-asian="normal" style:font-name-complex="Arial2" style:font-size-complex="12pt" style:font-weight-complex="normal"/>
    </style:style>
    <style:style style:name="P161" style:family="paragraph" style:parent-style-name="Heading_20_1">
      <style:paragraph-properties fo:margin-top="0.212cm" fo:margin-bottom="0.212cm" style:contextual-spacing="false" fo:line-height="150%" fo:text-align="justify" style:justify-single-word="false">
        <style:tab-stops>
          <style:tab-stop style:position="1.249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size-asian="14pt" style:font-name-complex="Arial2" style:font-size-complex="14pt"/>
    </style:style>
    <style:style style:name="T3" style:family="text">
      <style:text-properties style:font-name="Arial" style:font-name-complex="Arial2"/>
    </style:style>
    <style:style style:name="T4" style:family="text">
      <style:text-properties style:font-name="Arial" style:font-name-complex="Arial2" style:font-weight-complex="bold"/>
    </style:style>
    <style:style style:name="T5" style:family="text">
      <style:text-properties style:font-name="Arial" officeooo:rsid="00187ee0" style:font-name-complex="Arial2"/>
    </style:style>
    <style:style style:name="T6" style:family="text">
      <style:text-properties style:font-name="Arial" fo:font-size="16pt" style:font-size-asian="16pt" style:font-name-complex="Arial2" style:font-size-complex="16pt"/>
    </style:style>
    <style:style style:name="T7" style:family="text">
      <style:text-properties style:font-name="Arial" fo:font-weight="bold" style:font-weight-asian="bold" style:font-name-complex="Arial2"/>
    </style:style>
    <style:style style:name="T8" style:family="text">
      <style:text-properties style:font-name="Arial" fo:font-style="italic" fo:font-weight="bold" style:font-style-asian="italic" style:font-weight-asian="bold" style:font-name-complex="Arial2"/>
    </style:style>
    <style:style style:name="T9" style:family="text">
      <style:text-properties style:font-name="Arial" fo:font-size="12pt" style:font-size-asian="12pt" style:font-name-complex="Arial2" style:font-size-complex="12pt"/>
    </style:style>
    <style:style style:name="T10" style:family="text">
      <style:text-properties style:font-name="Arial" fo:font-size="12pt" style:font-size-asian="12pt" style:font-name-complex="Arial2" style:font-size-complex="12pt" style:font-weight-complex="bold"/>
    </style:style>
    <style:style style:name="T11" style:family="text">
      <style:text-properties style:font-name="Arial" fo:font-size="12pt" officeooo:rsid="001a7d04" style:font-size-asian="12pt" style:font-name-complex="Arial2" style:font-size-complex="12pt"/>
    </style:style>
    <style:style style:name="T12" style:family="text">
      <style:text-properties style:font-name="Arial" fo:font-size="12pt" officeooo:rsid="002f910a" style:font-size-asian="12pt" style:font-name-complex="Arial2" style:font-size-complex="12pt"/>
    </style:style>
    <style:style style:name="T13" style:family="text">
      <style:text-properties style:font-name="Arial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158c7f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16cf38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font-size-asian="12pt" style:font-style-asian="normal" style:font-name-complex="Arial2" style:font-size-complex="12pt" style:font-style-complex="normal" style:font-weight-complex="bold"/>
    </style:style>
    <style:style style:name="T17" style:family="text">
      <style:text-properties style:font-name="Arial" fo:font-size="12pt" fo:font-style="normal" fo:font-weight="bold" style:font-size-asian="12pt" style:font-style-asian="normal" style:font-weight-asian="bold" style:font-name-complex="Arial2" style:font-size-complex="12pt" style:font-style-complex="normal"/>
    </style:style>
    <style:style style:name="T18" style:family="text">
      <style:text-properties style:font-name="Arial" fo:font-size="12pt" fo:font-style="normal" fo:font-weight="bold" officeooo:rsid="00158c7f" style:font-size-asian="12pt" style:font-style-asian="normal" style:font-weight-asian="bold" style:font-name-complex="Arial2" style:font-size-complex="12pt" style:font-style-complex="normal" style:font-weight-complex="normal"/>
    </style:style>
    <style:style style:name="T19" style:family="text">
      <style:text-properties style:font-name="Arial" fo:font-size="12pt" style:font-name-asian="Arial2" style:font-size-asian="12pt" style:font-name-complex="Arial2" style:font-size-complex="12pt"/>
    </style:style>
    <style:style style:name="T20" style:family="text">
      <style:text-properties style:font-name="Arial" fo:font-size="12pt" fo:font-weight="normal" style:font-size-asian="12pt" style:font-weight-asian="normal" style:font-name-complex="Arial2" style:font-size-complex="12pt"/>
    </style:style>
    <style:style style:name="T21" style:family="text">
      <style:text-properties style:font-name="Arial" fo:font-size="12pt" fo:font-weight="normal" officeooo:rsid="0026f4a8" style:font-size-asian="12pt" style:font-weight-asian="normal" style:font-name-complex="Arial2" style:font-size-complex="12pt" style:font-weight-complex="normal"/>
    </style:style>
    <style:style style:name="T22" style:family="text">
      <style:text-properties style:font-name="Arial" fo:font-size="12pt" fo:font-weight="normal" officeooo:rsid="0027126a" style:font-size-asian="12pt" style:font-weight-asian="normal" style:font-name-complex="Arial2" style:font-size-complex="12pt" style:font-weight-complex="normal"/>
    </style:style>
    <style:style style:name="T23" style:family="text">
      <style:text-properties style:font-name="Arial" fo:font-size="12pt" fo:font-weight="normal" officeooo:rsid="0017ee0a" style:font-size-asian="12pt" style:font-weight-asian="normal" style:font-name-complex="Arial2" style:font-size-complex="12pt"/>
    </style:style>
    <style:style style:name="T24" style:family="text">
      <style:text-properties style:font-name="Arial" fo:font-size="12pt" fo:font-weight="normal" officeooo:rsid="0016cf38" style:font-size-asian="12pt" style:font-weight-asian="normal" style:font-name-complex="Arial2" style:font-size-complex="12pt"/>
    </style:style>
    <style:style style:name="T25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6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27" style:family="text">
      <style:text-properties style:font-name="Arial" fo:font-size="12pt" fo:font-weight="bold" officeooo:rsid="001ab7ea" style:font-size-asian="12pt" style:font-weight-asian="bold" style:font-name-complex="Arial2" style:font-size-complex="12pt" style:font-weight-complex="bold"/>
    </style:style>
    <style:style style:name="T28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29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30" style:family="text">
      <style:text-properties style:font-name="Arial" fo:font-size="12pt" fo:background-color="#ffffff" style:font-size-asian="12pt" style:font-name-complex="Arial2" style:font-size-complex="12pt"/>
    </style:style>
    <style:style style:name="T31" style:family="text">
      <style:text-properties style:font-name="Arial" fo:font-size="12pt" officeooo:rsid="002f910a" fo:background-color="#ffffff" style:font-size-asian="12pt" style:font-name-complex="Arial2" style:font-size-complex="12pt"/>
    </style:style>
    <style:style style:name="T32" style:family="text">
      <style:text-properties fo:color="#808080" style:font-name="Arial" fo:font-size="14pt" style:font-size-asian="14pt" style:font-name-complex="Arial2" style:font-size-complex="14pt"/>
    </style:style>
    <style:style style:name="T33" style:family="text">
      <style:text-properties fo:color="#808080" style:font-name="Arial" style:font-name-complex="Arial2"/>
    </style:style>
    <style:style style:name="T34" style:family="text">
      <style:text-properties fo:color="#808080" style:font-name="Arial" fo:font-size="16pt" style:font-size-asian="16pt" style:font-name-complex="Arial2" style:font-size-complex="16pt"/>
    </style:style>
    <style:style style:name="T35" style:family="text">
      <style:text-properties fo:color="#808080" fo:font-size="12pt" style:font-size-asian="12pt" style:font-size-complex="12pt"/>
    </style:style>
    <style:style style:name="T36" style:family="text">
      <style:text-properties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name-complex="Arial2" style:font-size-complex="12pt" style:font-weight-complex="normal"/>
    </style:style>
    <style:style style:name="T38" style:family="text">
      <style:text-properties fo:font-size="12pt" fo:font-weight="normal" officeooo:rsid="001ae5ea" style:font-size-asian="12pt" style:font-weight-asian="normal" style:font-name-complex="Arial2" style:font-size-complex="12pt" style:font-weight-complex="normal"/>
    </style:style>
    <style:style style:name="T39" style:family="text">
      <style:text-properties fo:font-size="12pt" fo:font-weight="normal" officeooo:rsid="0020ae7b" style:font-size-asian="12pt" style:font-weight-asian="normal" style:font-name-complex="Arial2" style:font-size-complex="12pt" style:font-weight-complex="normal"/>
    </style:style>
    <style:style style:name="T40" style:family="text">
      <style:text-properties fo:font-size="12pt" style:font-size-asian="12pt" style:font-name-complex="Arial2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fo:font-style="normal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weight-asian="normal" style:font-name-complex="Arial2" style:font-size-complex="12pt"/>
    </style:style>
    <style:style style:name="T44" style:family="text">
      <style:text-properties fo:color="#000000" style:font-name="Arial" fo:font-size="14pt" officeooo:rsid="00187ee0" style:font-size-asian="14pt" style:font-name-complex="Arial2" style:font-size-complex="14pt"/>
    </style:style>
    <style:style style:name="T45" style:family="text">
      <style:text-properties fo:color="#000000" officeooo:rsid="00187ee0"/>
    </style:style>
    <style:style style:name="T46" style:family="text">
      <style:text-properties fo:text-transform="uppercase" fo:font-size="12pt" fo:font-style="normal" style:font-size-asian="12pt" style:font-style-asian="normal" style:font-size-complex="12pt"/>
    </style:style>
    <style:style style:name="T47" style:family="text">
      <style:text-properties fo:text-transform="uppercase" fo:font-size="12pt" fo:font-style="normal" style:font-size-asian="12pt" style:font-style-asian="normal" style:font-size-complex="12pt" style:font-style-complex="normal"/>
    </style:style>
    <style:style style:name="T48" style:family="text">
      <style:text-properties fo:text-transform="uppercase" fo:font-size="12pt" fo:font-style="normal" officeooo:rsid="001ee33c" style:font-size-asian="12pt" style:font-style-asian="normal" style:font-size-complex="12pt" style:font-style-complex="normal"/>
    </style:style>
    <style:style style:name="T49" style:family="text">
      <style:text-properties fo:text-transform="uppercase" fo:font-size="12pt" fo:font-style="normal" officeooo:rsid="002f910a" style:font-size-asian="12pt" style:font-style-asian="normal" style:font-size-complex="12pt" style:font-style-complex="normal"/>
    </style:style>
    <style:style style:name="T50" style:family="text">
      <style:text-properties fo:text-transform="uppercase" fo:font-size="12pt" fo:font-style="normal" officeooo:rsid="002f910a" style:font-size-asian="12pt" style:font-style-asian="normal" style:font-size-complex="12pt"/>
    </style:style>
    <style:style style:name="T51" style:family="text">
      <style:text-properties fo:text-transform="uppercase" style:font-name="Arial" fo:font-size="12pt" fo:font-style="normal" officeooo:rsid="002f910a" fo:background-color="#ffffff" style:font-size-asian="12pt" style:font-style-asian="normal" style:font-name-complex="Arial2" style:font-size-complex="12pt" style:font-style-complex="normal"/>
    </style:style>
    <style:style style:name="T52" style:family="text">
      <style:text-properties officeooo:rsid="00187ee0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officeooo:rsid="001ab7ea"/>
    </style:style>
    <style:style style:name="T55" style:family="text">
      <style:text-properties officeooo:rsid="001ae8bb"/>
    </style:style>
    <style:style style:name="T56" style:family="text">
      <style:text-properties officeooo:rsid="001ee33c"/>
    </style:style>
    <style:style style:name="T57" style:family="text">
      <style:text-properties officeooo:rsid="001f3816"/>
    </style:style>
    <style:style style:name="T58" style:family="text">
      <style:text-properties officeooo:rsid="001ffe5c"/>
    </style:style>
    <style:style style:name="T59" style:family="text">
      <style:text-properties fo:color="#ff3333"/>
    </style:style>
    <style:style style:name="T60" style:family="text">
      <style:text-properties fo:color="#ff3333" fo:font-weight="bold" style:font-weight-asian="bold" style:font-weight-complex="bold"/>
    </style:style>
    <style:style style:name="T61" style:family="text">
      <style:text-properties fo:color="#ff3333" style:font-name="Arial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62" style:family="text">
      <style:text-properties fo:color="#ff3333" style:font-name="Arial" fo:font-size="12pt" fo:font-weight="bold" style:font-size-asian="12pt" style:font-weight-asian="bold" style:font-name-complex="Arial2" style:font-size-complex="12pt"/>
    </style:style>
    <style:style style:name="T63" style:family="text">
      <style:text-properties fo:color="#ff3333"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64" style:family="text">
      <style:text-properties fo:color="#ff3333" style:font-name="Arial" fo:font-size="12pt" fo:font-weight="normal" style:font-size-asian="12pt" style:font-weight-asian="normal" style:font-name-complex="Arial2" style:font-size-complex="12pt"/>
    </style:style>
    <style:style style:name="T65" style:family="text">
      <style:text-properties fo:color="#ff3333" officeooo:rsid="001ab7ea"/>
    </style:style>
    <style:style style:name="T66" style:family="text">
      <style:text-properties fo:color="#ff3333" fo:font-style="normal" style:font-style-asian="normal" style:font-style-complex="normal"/>
    </style:style>
    <style:style style:name="T67" style:family="text">
      <style:text-properties officeooo:rsid="00201b11"/>
    </style:style>
    <style:style style:name="T68" style:family="text">
      <style:text-properties fo:font-weight="normal" officeooo:rsid="00158c7f" style:font-weight-asian="normal"/>
    </style:style>
    <style:style style:name="T69" style:family="text">
      <style:text-properties fo:font-weight="normal" officeooo:rsid="002b889f" style:font-weight-asian="normal"/>
    </style:style>
    <style:style style:name="T70" style:family="text">
      <style:text-properties fo:font-weight="normal" officeooo:rsid="00265d55" style:font-weight-asian="normal"/>
    </style:style>
    <style:style style:name="T71" style:family="text">
      <style:text-properties officeooo:rsid="002d78cd"/>
    </style:style>
    <style:style style:name="T72" style:family="text">
      <style:text-properties fo:background-color="#ffffff"/>
    </style:style>
    <style:style style:name="T73" style:family="text">
      <style:text-properties style:font-name="Arial1" fo:font-size="12pt" style:font-size-asian="12pt" style:font-name-complex="Arial1" style:font-size-complex="12pt"/>
    </style:style>
    <style:style style:name="T7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75" style:family="text">
      <style:text-properties style:font-name="Arial1" fo:font-size="12pt" fo:font-weight="bold" style:font-size-asian="12pt" style:font-weight-asian="bold" style:font-name-complex="Arial1" style:font-size-complex="12pt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63cm" fo:padding-right="0.263cm" fo:padding-top="0.136cm" fo:padding-bottom="0.136cm" fo:border="0.06pt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FACULDADE DE TECNOLOGIA DE CARAPICUÍBA</text:p>
      <text:p text:style-name="P15"/>
      <text:p text:style-name="P8">Arthur Annibal <text:span text:style-name="T52">Tavares</text:span></text:p>
      <text:p text:style-name="P8">Jéssica Cristine Luque</text:p>
      <text:p text:style-name="P8">Victor Hugo Coelho Galceron</text:p>
      <text:p text:style-name="P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Jogos lúdicos para portadores de autism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Carapicuíba<text:span text:style-name="T56"> – </text:span>SP</text:p>
      <text:p text:style-name="P2"><text:span text:style-name="T2">20</text:span><text:span text:style-name="T44">14</text:span></text:p>
      <text:p text:style-name="P9"><text:soft-page-break/>Arthur Annibal Tavares</text:p>
      <text:p text:style-name="P8">Jéssica Cristine Luque</text:p>
      <text:p text:style-name="P8">Victor Hugo Coelho Galceron</text:p>
      <text:p text:style-name="P8"/>
      <text:p text:style-name="P8"/>
      <text:p text:style-name="P8"/>
      <text:p text:style-name="P12"/>
      <text:p text:style-name="P12"/>
      <text:p text:style-name="P8"/>
      <text:p text:style-name="P5"/>
      <text:p text:style-name="P5"/>
      <text:p text:style-name="P5"/>
      <text:p text:style-name="P5"/>
      <text:p text:style-name="P12"/>
      <text:p text:style-name="P34">Jogos lúdicos para portadores de autism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7">Trabalho de Graduação apresentado ao Curso de </text:p>
      <text:p text:style-name="P31"><text:span text:style-name="T3">Tecnólogo em </text:span><text:span text:style-name="T4">Jogos Digitais da </text:span></text:p>
      <text:p text:style-name="P31"><text:span text:style-name="T4">Faculdade de Tecnologia de Carapicuíba (SP) </text:span><text:span text:style-name="T3">como </text:span></text:p>
      <text:p text:style-name="P7">requisito obrigatório para a obtenção do título de </text:p>
      <text:p text:style-name="P31"><text:span text:style-name="T3">Tecnólogo em </text:span><text:span text:style-name="T5">Desenvolvimento de Jogos Digitais</text:span><text:span text:style-name="T2">.</text:span></text:p>
      <text:p text:style-name="P12"/>
      <text:p text:style-name="P12"/>
      <text:p text:style-name="P12"/>
      <text:p text:style-name="P12"/>
      <text:p text:style-name="P12"/>
      <text:p text:style-name="P30"><text:span text:style-name="T2">Orientador(a): </text:span><text:span text:style-name="T44">Prof. Msc. Mauro Yuji Ohara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1">Carapicuíba<text:span text:style-name="T56"> – </text:span>SP</text:p>
      <text:p text:style-name="P1"><text:span text:style-name="T2">20</text:span><text:span text:style-name="T44">14</text:span>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Ficha Catalográfica</text:p>
      <text:p text:style-name="P12"/>
      <text:p text:style-name="P12"><draw:frame draw:style-name="fr1" draw:name="Quadro1" text:anchor-type="char" svg:x="3.637cm" svg:y="0.22cm" svg:width="10.483cm" svg:height="4.768cm" draw:z-index="0"><draw:text-box><text:p text:style-name="P99">Nº CDD Ficha Catalográfica - Trabalho de Graduação </text:p><text:p text:style-name="P99"/><text:p text:style-name="P99"/><text:p text:style-name="P99">(consulte a bibliotecária para elaboração)</text:p><text:p text:style-name="P100">Observação: a ficha catalográfica só deve ser elaborada após aprovação da qualificação)</text:p><text:p text:style-name="P98"/><text:p text:style-name="Frame_20_contents"/><text:p text:style-name="Frame_20_contents"/><text:p text:style-name="Frame_20_contents"/><text:p text:style-name="Frame_20_contents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36"><text:soft-page-break/>Arthur Annibal Tavares</text:p>
      <text:p text:style-name="P8">Jéssica Cristine Luque</text:p>
      <text:p text:style-name="P8">Victor Hugo Coelho Galceron</text:p>
      <text:p text:style-name="P8"/>
      <text:p text:style-name="P12"/>
      <text:p text:style-name="P12"/>
      <text:p text:style-name="P12"/>
      <text:p text:style-name="P35">Jogos lúdicos para portadores de autismo</text:p>
      <text:p text:style-name="P12"/>
      <text:p text:style-name="P13"/>
      <text:p text:style-name="P13"/>
      <text:p text:style-name="P11">Esta pesquisa foi julgada e aprovada para a obtenção do </text:p>
      <text:p text:style-name="P11">Título de Tecnólogo em Análise e Desenvolvimento de Sistemas </text:p>
      <text:p text:style-name="P11">da Faculdade de Tecnologia de Carapicuíba.</text:p>
      <text:p text:style-name="P12"/>
      <text:p text:style-name="P11"/>
      <text:p text:style-name="P11"/>
      <text:p text:style-name="P11"/>
      <text:p text:style-name="P1"><text:span text:style-name="T2">Carapicuíba, </text:span><text:span text:style-name="T32">XX de XXXXX de 20XX</text:span><text:span text:style-name="T2">.</text:span></text:p>
      <text:p text:style-name="P12"/>
      <text:p text:style-name="P12"/>
      <text:p text:style-name="P1"><text:span text:style-name="T6">Prof. </text:span><text:span text:style-name="T34">[Título e nome do diretor em exercício] </text:span></text:p>
      <text:p text:style-name="P8">Diretor da Fatec Carapicuíba (SP)</text:p>
      <text:p text:style-name="P12"/>
      <text:p text:style-name="P12"/>
      <text:p text:style-name="P12"/>
      <text:p text:style-name="P12"/>
      <text:p text:style-name="P10">Banca examinadora</text:p>
      <text:p text:style-name="P12"/>
      <text:p text:style-name="P12"/>
      <text:p text:style-name="P12">_________________________<text:tab/><text:tab/><text:tab/></text:p>
      <text:p text:style-name="P28"><text:span text:style-name="T45">Prof. Msc. Mauro Yuji Ohara</text:span><text:tab/><text:tab/> <text:s/></text:p>
      <text:p text:style-name="P12"/>
      <text:p text:style-name="P12">_________________________<text:tab/><text:tab/></text:p>
      <text:p text:style-name="P27">[Professor 1 – banca examinadora]<text:tab/><text:tab/><text:tab/><text:tab/></text:p>
      <text:p text:style-name="P12"/>
      <text:p text:style-name="P12">_________________________<text:tab/><text:tab/></text:p>
      <text:p text:style-name="P116">[Professor 2 – banca examinadora]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EDICATÓRIA</text:p>
      <text:p text:style-name="P12"/>
      <text:p text:style-name="P12"/>
      <text:p text:style-name="P12"/>
      <text:p text:style-name="P12"/>
      <text:p text:style-name="P12"/>
      <text:p text:style-name="P42">AGRADECIMENTOS</text:p>
      <text:p text:style-name="P12"/>
      <text:p text:style-name="P12"/>
      <text:p text:style-name="P12"/>
      <text:p text:style-name="P12"/>
      <text:p text:style-name="P14"/>
      <text:p text:style-name="P13"/>
      <text:p text:style-name="P13"/>
      <text:p text:style-name="P13"/>
      <text:p text:style-name="P13"/>
      <text:p text:style-name="P16"/>
      <text:p text:style-name="P42">RESUMO</text:p>
      <text:p text:style-name="P12"/>
      <text:p text:style-name="P6"/>
      <text:p text:style-name="P27">(Até 250 palavras, espaçamento simples)</text:p>
      <text:p text:style-name="P6"/>
      <text:p text:style-name="P32"><text:span text:style-name="T7">Palavras-chave: </text:span><text:span text:style-name="T33">(até 5 palavras chaves, separadas por ;)</text:span></text:p>
      <text:p text:style-name="P43">ABSTRACT</text:p>
      <text:p text:style-name="P4"/>
      <text:p text:style-name="P29">(texto do resumo em inglês)</text:p>
      <text:p text:style-name="P17"/>
      <text:p text:style-name="P32"><text:span text:style-name="T8">Keywords:</text:span><text:span text:style-name="T33"> (até 5 palavras chaves, separadas por ;)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7"/>
      <text:p text:style-name="P15"><text:soft-page-break/>LISTA DE FIGURAS</text:p>
      <text:p text:style-name="P6"/>
      <text:p text:style-name="P41"><text:bookmark-start text:name="_Toc355737512"/><text:span text:style-name="T1">LISTA DE </text:span><text:bookmark-end text:name="_Toc355737512"/><text:span text:style-name="T1">TABELAS</text:span></text:p>
      <text:p text:style-name="P15"/>
      <text:p text:style-name="P42">LISTA DE ABREVIATURAS</text:p>
      <text:p text:style-name="P4"/>
      <text:p text:style-name="P42">LISTA DE SIGLAS</text:p>
      <text:p text:style-name="Standard"/>
      <text:p text:style-name="P4">xxxxxxxxxxxx<text:tab/><text:tab/>xxxxxxxxxxxxxxxxxxxxxxxxxxxxxxxxx</text:p>
      <text:p text:style-name="P42">SUMÁRIO</text:p>
      <text:p text:style-name="P18"/>
      <text:p text:style-name="Contents_20_Heading"/>
      <text:p text:style-name="Standard"/>
      <text:p text:style-name="Standard"/>
      <text:p text:style-name="Standard"/>
      <text:table-of-content text:style-name="Sect1" text:protected="true" text:name="Sumári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section text:style-name="Sect1" text:name="TextSection">
        <text:p text:style-name="Text_20_body"/>
        <text:p text:style-name="Standard"/>
      </text:section>
      <text:section text:style-name="Sect1" text:name="Seção1">
        <text:p text:style-name="P97"><text:a xlink:type="simple" xlink:href="#__RefHeading__6459_332061991"/></text:p>
        <text:p text:style-name="P96"><text:a xlink:type="simple" xlink:href="#__RefHeading__623_501105294"/></text:p>
        <text:p text:style-name="Standard"/>
        <text:p text:style-name="Standard"/>
      </text:section>
      <text:section text:style-name="Sect1" text:name="Seção2">
        <text:p text:style-name="Footer"/>
        <text:p text:style-name="Standard"/>
        <text:p text:style-name="P24"/>
        <text:p text:style-name="P24"/>
        <text:p text:style-name="P24"/>
        <text:p text:style-name="P24"><text:bookmark text:name="_GoBack"/></text:p>
      </text:section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bookmark-start text:name="__RefHeading__589_501105294"/><text:bookmark text:name="_Toc300503114"/><text:bookmark text:name="_Toc300503280"/><text:bookmark text:name="_Toc300503511"/><text:bookmark text:name="_Toc300818770"/><text:bookmark text:name="_Toc300818829"/><text:bookmark text:name="_Toc317165451"/><text:bookmark text:name="_Toc382726772"/><text:soft-page-break/>1. INTRODUÇÃO<text:bookmark-end text:name="__RefHeading__589_501105294"/></text:p>
      <text:p text:style-name="P19"/>
      <text:p text:style-name="P55"><text:span text:style-name="T36">“</text:span><text:span text:style-name="T37">O mercado de jogos está em alta, o</text:span><text:span text:style-name="T43"> crescimento bilionário fez com que os jogos digitais dominassem uma grande parcela da cultura contemporânea” (Charts, 2008).</text:span><text:span text:style-name="T40"> </text:span></text:p>
      <text:p text:style-name="P94">No mercado digital surge cada vez mais uma gama de jogos educativos, eles estão associados à função lúdica e já é notória sua utilização em grande parte das instituições de ensino do Estado, sobretudo nas salas de aula da Educação Infantil. Pela sua potencialidade, é um acesso viável para estimular ou reforçar a inter-relação da criança com as pessoas, tanto em situações familiares como sociais (Silva, Susany, 2010).</text:p>
      <text:p text:style-name="P95">Ao focar no nicho educacional dos jogos, há uma grande parcela sendo utilizada, porém ao estreitar um pouco mais o campo de pesquisa, dessa vez concentrando nos jogos educativos para portadores de necessidades especiais, a escassez é visível. </text:p>
      <text:p text:style-name="P95">Foram feitos diversos recortes específicos para portadores de autismo e após realizar uma pesquisa em Setembro/Outubro de 2013 em sites nacionais, utilizando palavras-chave como jogos digitais, autismo e educativo, os resultados foram nulos, mostrando a carência do mercado nessa parcela.</text:p>
      <text:p text:style-name="P95">Para Mello (2007) o autismo é um distúrbio do desenvolvimento que se caracteriza por alterações presentes desde idade muito precoce, tipicamente antes <text:s/>dos três anos de idade, com impacto múltiplo e variável em áreas nobres do desenvolvimento humano como as áreas de comunicação, interação social, aprendizado e capacidade de adaptação.</text:p>
      <text:p text:style-name="P95">Já para Gillbert e Rutter (apud BOSA; CALLIAS, 1999, p. 2), autismo é uma síndrome comportamental com etiologias diferentes, na qual o processo de desenvolvimento infantil encontra-se profundamente distorcido.</text:p>
      <text:p text:style-name="P93">A escassez do produto, fez com que fossem estimuladas pesquisas para o desenvolvimento de jogos digitais educativos para autistas, assim, podendo facilitar e auxiliar no aprendizado dos mesmos.</text:p>
      <text:p text:style-name="P80"><text:tab/>Segundo dados do IBGE vêm crescendo o <text:span text:style-name="T56">número</text:span> de casas que possuem internet, isso, influencia positivamente aos jogadores, pois tem maior acesso ao material educativo, podendo estudar em casa ou em outro lugar de sua preferência. <text:s/>desenvolver um game educativo específico para esse público, faz com que possamos compartilhar e divulgar de maneira geral <text:s/>e atingir um numero maior de pessoas.</text:p>
      <text:p text:style-name="P92"><text:soft-page-break/></text:p>
      <text:p text:style-name="P90"><text:bookmark-start text:name="__RefHeading__591_501105294"/><text:bookmark text:name="_Toc253223908"/><text:bookmark text:name="_Toc300503115"/><text:bookmark text:name="_Toc300503281"/><text:bookmark text:name="_Toc300503512"/><text:bookmark text:name="_Toc300818771"/><text:bookmark text:name="_Toc300818830"/><text:bookmark text:name="_Toc317165452"/><text:bookmark text:name="_Toc382726773"/>1.1. OBJETIVO<text:bookmark-end text:name="__RefHeading__591_501105294"/></text:p>
      <text:p text:style-name="P112">Desenvolver um jogo educativo que possa auxiliar portadores de autismo em seu desenvolvimento cognitivo e social.</text:p>
      <text:p text:style-name="P90"><text:bookmark-start text:name="__RefHeading__593_501105294"/><text:bookmark text:name="_Toc317165453"/><text:bookmark text:name="_Toc382726774"/>1.2. JUSTIFICATIVA<text:bookmark-end text:name="__RefHeading__593_501105294"/></text:p>
      <text:p text:style-name="P33"/>
      <text:p text:style-name="P48"><text:span text:style-name="T9"><text:s/></text:span><text:span text:style-name="T13">A pesquisa mostra que portadores de autismo possuem grandes dificuldades de absorver o conteúdo aplicado em centros educacionais especializados, muitas vezes pela falta de atenção. Uma vez que não há nenhum jogo ou aplicativo de forma acessível, gratuito, em português e multiplataforma, o aprendizado para esse público é defasado.</text:span></text:p>
      <text:p text:style-name="P50">Com o desenvolvimento de um jogo educativo e de fácil acesso voltado para os portadores, visamos auxiliar e aprimorar seu conteúdo didático e intelectual.</text:p>
      <text:p text:style-name="Heading_20_2"><text:bookmark-start text:name="__RefHeading__595_501105294"/><text:bookmark-start text:name="_Toc300503116"/><text:bookmark-start text:name="_Toc300503282"/><text:bookmark-start text:name="_Toc300503513"/><text:bookmark-start text:name="_Toc300818772"/><text:bookmark-start text:name="_Toc300818831"/><text:bookmark-start text:name="_Toc317165454"/><text:bookmark-start text:name="_Toc382726775"/><text:bookmark-start text:name="_Toc253223909"/><text:span text:style-name="T42">1.3. </text:span><text:bookmark-end text:name="_Toc300503116"/><text:bookmark-end text:name="_Toc300503282"/><text:bookmark-end text:name="_Toc300503513"/><text:bookmark-end text:name="_Toc300818772"/><text:bookmark-end text:name="_Toc300818831"/><text:bookmark-end text:name="_Toc317165454"/><text:bookmark-end text:name="_Toc382726775"/><text:bookmark-end text:name="_Toc253223909"/><text:span text:style-name="T42">METODOLOGIA</text:span><text:bookmark-end text:name="__RefHeading__595_501105294"/></text:p>
      <text:p text:style-name="P49"/>
      <text:p text:style-name="P44"><text:bookmark-start text:name="__RefHeading__597_501105294"/><text:bookmark-start text:name="_Toc382726776"/><text:bookmark-start text:name="_Toc253223910"/><text:bookmark-start text:name="_Toc300503117"/><text:bookmark-start text:name="_Toc300503283"/><text:bookmark-start text:name="_Toc300503514"/><text:bookmark-start text:name="_Toc300818773"/><text:bookmark-start text:name="_Toc300818832"/><text:bookmark-start text:name="_Toc317165455"/><text:span text:style-name="T9">2. </text:span><text:bookmark-end text:name="_Toc382726776"/><text:bookmark-end text:name="_Toc253223910"/><text:bookmark-end text:name="_Toc300503117"/><text:bookmark-end text:name="_Toc300503283"/><text:bookmark-end text:name="_Toc300503514"/><text:bookmark-end text:name="_Toc300818773"/><text:bookmark-end text:name="_Toc300818832"/><text:bookmark-end text:name="_Toc317165455"/><text:span text:style-name="T9">REFERENCIAL TEÓRICO</text:span><text:bookmark-end text:name="__RefHeading__597_501105294"/></text:p>
      <text:p text:style-name="P89"><text:bookmark-start text:name="__RefHeading__599_501105294"/><text:span text:style-name="T46"><text:tab/></text:span><text:bookmark-start text:name="_Toc382726777"/><text:bookmark-start text:name="_Toc253223911"/><text:bookmark-start text:name="_Toc300503118"/><text:bookmark-start text:name="_Toc300503284"/><text:bookmark-start text:name="_Toc300503515"/><text:bookmark-start text:name="_Toc300818774"/><text:bookmark-start text:name="_Toc300818833"/><text:bookmark-start text:name="_Toc317165456"/><text:span text:style-name="T46">2.1. </text:span><text:bookmark-end text:name="_Toc382726777"/><text:bookmark-end text:name="_Toc253223911"/><text:bookmark-end text:name="_Toc300503118"/><text:bookmark-end text:name="_Toc300503284"/><text:bookmark-end text:name="_Toc300503515"/><text:bookmark-end text:name="_Toc300818774"/><text:bookmark-end text:name="_Toc300818833"/><text:bookmark-end text:name="_Toc317165456"/><text:span text:style-name="T50">autismo</text:span><text:bookmark-end text:name="__RefHeading__599_501105294"/></text:p>
      <text:p text:style-name="P139"><text:span text:style-name="T9"><text:tab/>O autismo é um distúrbio mental onde partes específicas e diferenciadas, não existe somente um tipo ou um padrão, cada portador é único <text:s/>e seu desempenho em atividades cotidianas também. Segundo a Associação Amigos do Autista (AMA), </text:span><text:span text:style-name="T30">desde a primeira descrição feita por Leo Kanner, o pai do autismo, em 1943 existe um consenso ao redor do entendimento de que o que caracteriza o autismo, são aspectos observáveis que indicam déficits na comunicação e na interação social, além de comportamentos repetitivos e áreas restritas de interesse.</text:span><text:span text:style-name="apple-converted-space"><text:span text:style-name="T30"> </text:span></text:span></text:p>
      <text:p text:style-name="P139"><text:span text:style-name="apple-converted-space"><text:span text:style-name="T30"><text:tab/>Para Ana Maria S. Ros de Mello (2007), as causas do autismo são desconhecidas, pois acredita-se <text:s/>que a origem do mesmo esteja em alguma anormalidade do cérebro que ainda não fora definida e de origem genética. Além de não ter causa definida, ele também não possui cura. Dedicação e atenção, são itens necessários para lidar e melhorar a situação e o grau da doença de cada portador.</text:span></text:span></text:p>
      <text:p text:style-name="P88"><text:bookmark-start text:name="__RefHeading__601_501105294"/><text:span text:style-name="T47"><text:tab/></text:span><text:bookmark-start text:name="_Toc382726778"/><text:bookmark-start text:name="_Toc253223912"/><text:bookmark-start text:name="_Toc300503119"/><text:bookmark-start text:name="_Toc300503285"/><text:bookmark-start text:name="_Toc300503516"/><text:bookmark-start text:name="_Toc300818775"/><text:bookmark-start text:name="_Toc300818834"/><text:bookmark-start text:name="_Toc317165457"/><text:span text:style-name="T47">2.2.</text:span><text:bookmark-end text:name="_Toc382726778"/><text:bookmark-end text:name="_Toc253223912"/><text:bookmark-end text:name="_Toc300503119"/><text:bookmark-end text:name="_Toc300503285"/><text:bookmark-end text:name="_Toc300503516"/><text:bookmark-end text:name="_Toc300818775"/><text:bookmark-end text:name="_Toc300818834"/><text:bookmark-end text:name="_Toc317165457"/><text:span text:style-name="T47"> </text:span><text:span text:style-name="T49">educação</text:span><text:bookmark-end text:name="__RefHeading__601_501105294"/></text:p>
      <text:p text:style-name="P139"><text:span text:style-name="apple-converted-space"><text:span text:style-name="T30"><text:tab/>As crianças que não possuem nenhum tipo de distúrbio, normalmente apresentam as mesmas dificuldades entre si na absorção e aplicação de conteúdo didático em sua vida, algumas com mais e outras com menos facilidade, porém podemos enquadrá-las em um grupo determinado por idades e estudo correspondente, pois todos os grupos seguem o mesmo nível de aprendizado. </text:span></text:span></text:p>
      <text:p text:style-name="P139"><text:span text:style-name="apple-converted-space"><text:span text:style-name="T30"><text:tab/>Já crianças autistas necessitam de um tratamento especial para que possam obter progresso, um dos métodos mais conhecidos é o TEACCH, que se baseia na organização do ambiente físico através de rotinas e sistemas de trabalho, adaptando e facilitando o ambiente para compreensão. </text:span></text:span></text:p>
      <text:p text:style-name="P139"><text:span text:style-name="apple-converted-space"><text:span text:style-name="T30"><text:tab/>Segundo Vera Juhlin, para aprimorar o conhecimento e melhorar a comunicação é bastante eficaz o método de imersão, onde criamos um ambiente propício para o aprendizado, utilizando coisas do </text:span></text:span><text:span text:style-name="apple-converted-space"><text:span text:style-name="T31">dia a dia</text:span></text:span><text:span text:style-name="apple-converted-space"><text:span text:style-name="T30"> para ensinar, porém cada um aprenderá no seu tempo.</text:span></text:span></text:p>
      <text:p text:style-name="P139"><text:span text:style-name="apple-converted-space"><text:span text:style-name="T51"/></text:span></text:p>
      <text:p text:style-name="P89"><text:bookmark-start text:name="__RefHeading__603_501105294"/><text:span text:style-name="T47"><text:tab/></text:span><text:bookmark-start text:name="_Toc382726779"/><text:bookmark-start text:name="_Toc300503120"/><text:bookmark-start text:name="_Toc300503286"/><text:bookmark-start text:name="_Toc300503517"/><text:bookmark-start text:name="_Toc300818776"/><text:bookmark-start text:name="_Toc300818835"/><text:bookmark-start text:name="_Toc317165458"/><text:bookmark-start text:name="_Toc253223913"/><text:span text:style-name="T47">2.3. </text:span><text:bookmark-end text:name="_Toc382726779"/><text:bookmark-end text:name="_Toc300503120"/><text:bookmark-end text:name="_Toc300503286"/><text:bookmark-end text:name="_Toc300503517"/><text:bookmark-end text:name="_Toc300818776"/><text:bookmark-end text:name="_Toc300818835"/><text:bookmark-end text:name="_Toc317165458"/><text:bookmark-end text:name="_Toc253223913"/><text:span text:style-name="T49">tecnologia</text:span><text:bookmark-end text:name="__RefHeading__603_501105294"/></text:p>
      <text:p text:style-name="P140"><text:bookmark text:name="_Toc253223914"/><text:s/><text:tab/><text:tab/><text:span text:style-name="apple-converted-space"><text:span text:style-name="T72">Presente em todos os lugares hoje em dia, a tecnologia vem abrangendo um numero maior de pessoas, que a utilizam recentemente para fins didáticos, aprimorando e auxiliando o aprendizado.</text:span></text:span></text:p>
      <text:p text:style-name="P139"><text:soft-page-break/><text:span text:style-name="apple-converted-space"><text:span text:style-name="T30"><text:tab/></text:span></text:span><text:span text:style-name="apple-converted-space"><text:span text:style-name="T31">Junto</text:span></text:span><text:span text:style-name="apple-converted-space"><text:span text:style-name="T30"> a internet, podemos dizer que temos uma vasta variedade de aplicações e jogos voltados para assuntos sérios e não apenas para entretenimento.</text:span></text:span></text:p>
      <text:p text:style-name="P148"><text:span text:style-name="T9"><text:tab/>Para incorporar a Tecnologias de Informação e Comunicação, o TIC, <text:s/>na escola, é preciso ousar, vencer desafios, articular saberes, tecer continuamente a rede, criando e desatando novos nós conceituais que se inter-relacionam com a integração de diferentes tecnologias, com a linguagem hipermídia, as teorias educacionais, a aprendizagem do aluno, a prática do educador</text:span></text:p>
      <text:p text:style-name="P148"><text:span text:style-name="T9">e a construção da mudança em sua prática, na escola e na sociedade. </text:span><text:span text:style-name="T12">Essa mudança se torna</text:span><text:span text:style-name="T9"> possível ao propiciar ao educador o domínio da TIC e o uso desta para inserir-se no contexto e no mundo, representar, interagir, refletir, compreender e atuar na melhoria de processos e produções, transformando-se e transformando-os. </text:span><text:span text:style-name="T29">MEC.</text:span></text:p>
      <text:p text:style-name="P143"><text:span text:style-name="apple-converted-space"><text:span text:style-name="T30"><text:s/></text:span></text:span></text:p>
      <text:p text:style-name="P140"/>
      <text:p text:style-name="P44"><text:bookmark-start text:name="__RefHeading__605_501105294"/><text:bookmark-start text:name="_Toc382726780"/><text:bookmark-start text:name="_Toc300503121"/><text:bookmark-start text:name="_Toc300503287"/><text:bookmark-start text:name="_Toc300503518"/><text:bookmark-start text:name="_Toc300818777"/><text:bookmark-start text:name="_Toc300818836"/><text:bookmark-start text:name="_Toc317165459"/><text:bookmark text:name="_Toc253223917"/><text:bookmark text:name="_Toc2532239141"/><text:span text:style-name="T9">3. PROJETO </text:span><text:bookmark-end text:name="_Toc382726780"/><text:bookmark-end text:name="_Toc300503121"/><text:bookmark-end text:name="_Toc300503287"/><text:bookmark-end text:name="_Toc300503518"/><text:bookmark-end text:name="_Toc300818777"/><text:bookmark-end text:name="_Toc300818836"/><text:bookmark-end text:name="_Toc317165459"/><text:bookmark-start text:name="_Toc253223918"/><text:span text:style-name="T9">TÉCNICO</text:span><text:bookmark-end text:name="__RefHeading__605_501105294"/></text:p>
      <text:p text:style-name="P88"><text:bookmark-start text:name="__RefHeading__607_501105294"/><text:span text:style-name="T48"><text:tab/></text:span><text:bookmark-start text:name="_Toc382726781"/><text:bookmark-start text:name="_Toc317165460"/><text:bookmark-start text:name="_Toc300503122"/><text:bookmark-start text:name="_Toc300503288"/><text:bookmark-start text:name="_Toc300503519"/><text:bookmark-start text:name="_Toc300818778"/><text:bookmark-start text:name="_Toc300818837"/><text:span text:style-name="T47">3.1. </text:span><text:bookmark-end text:name="_Toc300503122"/><text:bookmark-end text:name="_Toc300503288"/><text:bookmark-end text:name="_Toc300503519"/><text:bookmark-end text:name="_Toc300818778"/><text:bookmark-end text:name="_Toc300818837"/><text:span text:style-name="T47">VISÃO GERAL DO PROJETO</text:span><text:bookmark-end text:name="_Toc382726781"/><text:bookmark-end text:name="_Toc317165460"/><text:span text:style-name="T47">/JOGO</text:span><text:bookmark-end text:name="__RefHeading__607_501105294"/></text:p>
      <text:p text:style-name="P52"><text:tab/>O jogo abordará vários cenários e formas geométricas, onde o jogador deverá, através das formas, montar figuras diversas. Após concluí-las, um personagem aparecerá parabenizando o jogador.</text:p>
      <text:p text:style-name="P91"><text:bookmark-start text:name="__RefHeading__609_501105294"/><text:bookmark text:name="_Toc300503125"/><text:bookmark text:name="_Toc300503291"/><text:bookmark text:name="_Toc300503522"/><text:bookmark text:name="_Toc300818781"/><text:bookmark text:name="_Toc300818840"/><text:bookmark text:name="_Toc317165461"/><text:bookmark text:name="_Toc382726782"/><text:tab/>3.2. configuração de HARDWARE/software<text:bookmark-end text:name="__RefHeading__609_501105294"/></text:p>
      <text:p text:style-name="P117"><text:tab/><text:tab/>Plataforma que dê suporte online, memória RAM de 128MB e 50 MB de disco rígido livre.</text:p>
      <text:p text:style-name="P88"><text:bookmark-start text:name="__RefHeading__611_501105294"/><text:span text:style-name="T47"><text:tab/></text:span><text:bookmark-start text:name="_Toc382726783"/><text:bookmark-start text:name="_Toc300503123"/><text:bookmark-start text:name="_Toc300503289"/><text:bookmark-start text:name="_Toc300503520"/><text:bookmark-start text:name="_Toc300818779"/><text:bookmark-start text:name="_Toc300818838"/><text:bookmark-start text:name="_Toc317165462"/><text:span text:style-name="T47">3.3. </text:span><text:bookmark-end text:name="_Toc253223918"/><text:bookmark-end text:name="_Toc382726783"/><text:bookmark-end text:name="_Toc300503123"/><text:bookmark-end text:name="_Toc300503289"/><text:bookmark-end text:name="_Toc300503520"/><text:bookmark-end text:name="_Toc300818779"/><text:bookmark-end text:name="_Toc300818838"/><text:bookmark-end text:name="_Toc317165462"/><text:span text:style-name="T47">CARACTERÍSTICAS TÉCNICAS DO SOFTWARE</text:span><text:bookmark-end text:name="__RefHeading__611_501105294"/></text:p>
      <text:p text:style-name="P53"><text:span text:style-name="T9"><text:tab/><text:tab/>O jogo será para web, podendo ser ex</text:span><text:span text:style-name="T11">ecutado em </text:span><text:span text:style-name="T9">todos os sistemas operacionais, basta ter um browser</text:span><text:span text:style-name="T10">. Também </text:span><text:span text:style-name="T16">apresentará uma aparência em 2D. </text:span></text:p>
      <text:p text:style-name="P45"><text:bookmark-start text:name="__RefHeading__613_501105294"/><text:bookmark text:name="_Toc382726784"/>4. PESQUISA DE CAMPO<text:bookmark-end text:name="__RefHeading__613_501105294"/></text:p>
      <text:p text:style-name="P22"/>
      <text:p text:style-name="P22"/>
      <text:p text:style-name="P37">PESQUISA APAE BARUERI</text:p>
      <text:p text:style-name="P19"/>
      <text:p text:style-name="P46"><text:bookmark-start text:name="__RefHeading__615_501105294"/><text:bookmark text:name="_Toc382726785"/><text:bookmark text:name="_Toc300503126"/><text:bookmark text:name="_Toc300503292"/><text:bookmark text:name="_Toc300503523"/><text:bookmark text:name="_Toc300818782"/><text:bookmark text:name="_Toc300818841"/><text:bookmark text:name="_Toc317165464"/>5. RESULTADOS<text:bookmark-end text:name="__RefHeading__615_501105294"/></text:p>
      <text:p text:style-name="P22"><text:bookmark text:name="_Toc253223926"/></text:p>
      <text:p text:style-name="P23">APAE BARUERI</text:p>
      <text:p text:style-name="P44"><text:bookmark-start text:name="__RefHeading__617_501105294"/><text:bookmark-start text:name="_Toc300503127"/><text:bookmark-start text:name="_Toc300503293"/><text:bookmark-start text:name="_Toc300503524"/><text:bookmark-start text:name="_Toc300818783"/><text:bookmark-start text:name="_Toc300818842"/><text:bookmark-start text:name="_Toc317165465"/><text:bookmark-start text:name="_Toc382726786"/><text:span text:style-name="T9">6. CONCLUSÃO</text:span><text:bookmark-end text:name="_Toc300503127"/><text:bookmark-end text:name="_Toc300503293"/><text:bookmark-end text:name="_Toc300503524"/><text:bookmark-end text:name="_Toc300818783"/><text:bookmark-end text:name="_Toc300818842"/><text:bookmark-end text:name="_Toc317165465"/><text:bookmark-end text:name="_Toc382726786"/><text:span text:style-name="T9"> </text:span><text:bookmark-end text:name="__RefHeading__617_501105294"/></text:p>
      <text:p text:style-name="P19"/>
      <text:p text:style-name="P23">BASE NA PESQUISA DE CAMPO, RESULTADOS</text:p>
      <text:p text:style-name="P45"><text:bookmark-start text:name="__RefHeading__619_501105294"/><text:bookmark text:name="_Toc300503128"/><text:bookmark text:name="_Toc300503294"/><text:bookmark text:name="_Toc300503525"/><text:bookmark text:name="_Toc300818784"/><text:bookmark text:name="_Toc300818843"/><text:bookmark text:name="_Toc317165466"/><text:bookmark text:name="_Toc382726787"/>REFERÊNCIAS<text:bookmark-end text:name="__RefHeading__619_501105294"/></text:p>
      <text:p text:style-name="P150"><text:span text:style-name="T73">MELLO, Ana Maria S Ros de. </text:span><text:span text:style-name="T75">Autismo: guia prático</text:span><text:span text:style-name="T73">. 7 ed. São Paulo: AMA; Brasília: CORDE, 2007. 18 p.</text:span></text:p>
      <text:p text:style-name="P150"><text:span text:style-name="T73">RUTTER, M. (1996). </text:span><text:span text:style-name="T75">Autism research: Prospectus and priorities. Journal of Autism and Developmental Disorders</text:span><text:span text:style-name="T73">, 26, 257-275.</text:span></text:p>
      <text:p text:style-name="P150"><text:span text:style-name="T73">HOUAISS, Antônio; VILLAR, Mauro de Salles; FRANCO, Francisco Manoel de Mello. </text:span><text:span text:style-name="T74">Dicionário Houaiss da língua portuguesa</text:span><text:span text:style-name="T73">. Rio de Janeiro: Objetiva, 2009. 1986 p. Disponível em: &lt;</text:span><text:a xlink:type="simple" xlink:href="http://houaiss.uol.com.br/"><text:span text:style-name="Internet_20_link"><text:span text:style-name="T73">http://houaiss.uol.com.br</text:span></text:span></text:a><text:span text:style-name="T73">&gt;. Acesso em: 03 jun. 2010.</text:span></text:p>
      <text:p text:style-name="P150"><text:span text:style-name="T73">CLOVER Studios. </text:span><text:span text:style-name="T75">Okami</text:span><text:span text:style-name="T73">. Japão: 2006. 1 Disco DVD.</text:span></text:p>
      <text:p text:style-name="P150"><text:span text:style-name="T73">PORTER, Michael E. </text:span><text:span text:style-name="T74">Vantagem competitiva</text:span><text:span text:style-name="T73">: criando e sustentando um desempenho superior. Rio de Janeiro: Campus, 1989. 536 p.</text:span></text:p>
      <text:p text:style-name="P150"><text:span text:style-name="T73">__________. </text:span><text:span text:style-name="T74">Estratégia competitiva</text:span><text:span text:style-name="T73">: técnicas para análise de indústrias e da concorrência. Rio de Janeiro: Campus, 2005. 448 p.</text:span></text:p>
      <text:p text:style-name="P150"><text:span text:style-name="T73">UFSC. </text:span><text:span text:style-name="T74">Mecanismo online para referências</text:span><text:span text:style-name="T73">. Disponível em: &lt;</text:span><text:a xlink:type="simple" xlink:href="http://www.rexlab.ufsc.br:8080/more"><text:span text:style-name="Internet_20_link"><text:span text:style-name="T73">http://www.rexlab.ufsc.br:8080/more</text:span></text:span></text:a><text:span text:style-name="T73">&gt;. Acesso em: 20 fev. 2011.</text:span></text:p>
      <text:p text:style-name="P149"/>
      <text:p text:style-name="P41"><text:bookmark-start text:name="_Toc317165467"/><text:bookmark-start text:name="_Toc382726788"/><text:bookmark-start text:name="_Toc300503129"/><text:bookmark-start text:name="_Toc300503295"/><text:bookmark-start text:name="_Toc300503526"/><text:bookmark-start text:name="_Toc300818785"/><text:bookmark-start text:name="_Toc300818844"/><text:span text:style-name="Título_20_Char"><text:span text:style-name="T9">APÊNDICE A – </text:span></text:span><text:bookmark-end text:name="_Toc317165467"/><text:bookmark-end text:name="_Toc382726788"/><text:bookmark-end text:name="_Toc300503129"/><text:bookmark-end text:name="_Toc300503295"/><text:bookmark-end text:name="_Toc300503526"/><text:bookmark-end text:name="_Toc300818785"/><text:bookmark-end text:name="_Toc300818844"/><text:span text:style-name="Título_20_Char"><text:span text:style-name="T9">MANUAL DO USUÁRIO</text:span></text:span></text:p>
      <text:p text:style-name="P141"/>
      <text:p text:style-name="P141"/>
      <text:p text:style-name="P142">***VERSÃO BETA DROPIT***</text:p>
      <text:p text:style-name="P20"/>
      <text:p text:style-name="P41"><text:bookmark-start text:name="_Toc382726789"/><text:bookmark-start text:name="_Toc317165468"/><text:bookmark text:name="_Toc300503131"/><text:bookmark text:name="_Toc300503297"/><text:bookmark text:name="_Toc300503527"/><text:bookmark text:name="_Toc300818786"/><text:bookmark text:name="_Toc300818845"/><text:span text:style-name="Título_20_Char"><text:span text:style-name="T9">APÊNDICE B – </text:span></text:span><text:bookmark-end text:name="_Toc382726789"/><text:bookmark-end text:name="_Toc317165468"/><text:span text:style-name="Título_20_Char"><text:span text:style-name="T9">GDD</text:span></text:span></text:p>
      <text:p text:style-name="P21"/>
      <text:p text:style-name="P20"/>
      <text:p text:style-name="P101"><text:bookmark-start text:name="__RefHeading__5105_332061991"/>1. Conceito do Jogo<text:bookmark-end text:name="__RefHeading__5105_332061991"/></text:p>
      <text:p text:style-name="P102"><text:bookmark-start text:name="__RefHeading__5107_332061991"/>1.1. Gênero<text:bookmark-end text:name="__RefHeading__5107_332061991"/></text:p>
      <text:p text:style-name="P118">Gênero Raciocínio Básico/ Subgênero Puzzle. </text:p>
      <text:p text:style-name="P102"><text:bookmark-start text:name="__RefHeading__5109_332061991"/>1.2. Público Alvo<text:bookmark-end text:name="__RefHeading__5109_332061991"/></text:p>
      <text:p text:style-name="P104">A audiência é focada para um publico realizador e portadores de autismo, já a classificação etária, é livre para todas as idades.</text:p>
      <text:p text:style-name="P103"><text:bookmark-start text:name="__RefHeading__5111_332061991"/>1.3. Trama principal <text:bookmark-end text:name="__RefHeading__5111_332061991"/></text:p>
      <text:p text:style-name="P113">O jogo se passa num ambiente controlado onde será disponibilizado ao portador um cenário com diversas formas geométricas básicas para permitir a cognição das mesmas e criar mecanismos de controle psicomotor, dada a dificuldade do portador não reconhecer naturalmente este processo. O ambiente deve ser simples sem muitos detalhes onde o importante é atrair o portador a executar a tarefa, uma vez que este tem grandes dificuldades de aprendizagem.</text:p>
      <text:p text:style-name="P54"><text:span text:style-name="T19"><text:s/></text:span><text:span text:style-name="T9">É importante que não haja nenhum tipo de incentivo ou qualquer evento que desestimule ou provoque a fixação de valores ou conceitos errados. Deve-se ensinar de maneira correta, sem induzir ao erro.</text:span></text:p>
      <text:p text:style-name="P85"><text:bookmark-start text:name="__RefHeading__5113_332061991"/>1.4. Look &amp; Feel<text:bookmark-end text:name="__RefHeading__5113_332061991"/></text:p>
      <text:p text:style-name="P119">O jo<text:span text:style-name="T57">go transmite a sensação de relaxamento, por ter poucas informações gráficas.</text:span></text:p>
      <text:p text:style-name="P102"><text:bookmark-start text:name="__RefHeading__5115_332061991"/>1.5. Visão geral do conceito do jogo<text:bookmark-end text:name="__RefHeading__5115_332061991"/></text:p>
      <text:p text:style-name="P51">O jogo <text:span text:style-name="T58">disponibilizará</text:span> v<text:span text:style-name="T58">árias figuras </text:span>geométricas, onde o jogador deverá <text:span text:style-name="T58">montá-las</text:span>, através das formas. Após concluí-las, um <text:span text:style-name="T58">efeito será executado, parabenizando o jogador. </text:span></text:p>
      <text:p text:style-name="P51"/>
      <text:p text:style-name="P67"><text:bookmark-start text:name="__RefHeading__5117_332061991"/><text:soft-page-break/>2 HISTÓRIA E NARRATIVA DO JOGO<text:bookmark-end text:name="__RefHeading__5117_332061991"/></text:p>
      <text:p text:style-name="P70"><text:bookmark-start text:name="__RefHeading__5119_332061991"/><text:tab/>2.1. Visão geral da história<text:bookmark-end text:name="__RefHeading__5119_332061991"/></text:p>
      <text:p text:style-name="P83"><text:bookmark-start text:name="__RefHeading__5121_332061991"/><text:tab/><text:tab/>2.1.1 Mundo do jogo<text:bookmark-end text:name="__RefHeading__5121_332061991"/></text:p>
      <text:list xml:id="list655232501697740732" text:style-name="WWNum1">
        <text:list-item>
          <text:list>
            <text:list-item>
              <text:list>
                <text:list-item>
                  <text:p text:style-name="P153"><text:bookmark-start text:name="__RefHeading__5123_332061991"/>INDEFINIDO – <text:span text:style-name="T55">Não tem mundo</text:span><text:bookmark-end text:name="__RefHeading__5123_332061991"/></text:p>
                </text:list-item>
              </text:list>
            </text:list-item>
          </text:list>
        </text:list-item>
      </text:list>
      <text:p text:style-name="P131"><text:bookmark-start text:name="__RefHeading__5125_332061991"/><text:tab/><text:tab/>2.1.2. Personagens<text:bookmark-end text:name="__RefHeading__5125_332061991"/></text:p>
      <text:list xml:id="list32427429162003" text:continue-numbering="true" text:style-name="WWNum1">
        <text:list-item>
          <text:list>
            <text:list-item>
              <text:list>
                <text:list-item>
                  <text:p text:style-name="P153">INDEFINIDO</text:p>
                </text:list-item>
              </text:list>
            </text:list-item>
          </text:list>
        </text:list-item>
      </text:list>
      <text:p text:style-name="P83"><text:tab/><text:tab/>2.1.3. Eventos e Ações</text:p>
      <text:list xml:id="list32427431166850" text:continue-numbering="true" text:style-name="WWNum1">
        <text:list-item>
          <text:list>
            <text:list-item>
              <text:list>
                <text:list-item>
                  <text:p text:style-name="P153"/>
                </text:list-item>
              </text:list>
            </text:list-item>
          </text:list>
        </text:list-item>
      </text:list>
      <text:p text:style-name="P70"><text:bookmark-start text:name="__RefHeading__5137_332061991"/><text:tab/>2.2. Visão geral da narrativa<text:bookmark-end text:name="__RefHeading__5137_332061991"/></text:p>
      <text:p text:style-name="P157"><text:tab/><text:tab/>2.2.1. Integração 2.2.2. Estrutura e Progressão</text:p>
      <text:p text:style-name="P82"><text:tab/><text:tab/>2.2.3. Roteiro</text:p>
      <text:p text:style-name="P159"><text:tab/>Para começar a jogar, deve-se escolher a opção Jogar disponível no menu do jogo e selecionar se deseja ou não ativar o modo de ajuda. Ao iniciar a primeira figura, o jogador terá a sua disposição uma tela com as formas localizadas na parte superior central e a figura a ser formada no centro da tela, o quadrado no canto superior direito da tela será ativado somente no modo ajuda, onde disponibilizará uma cópia da figura pronta para consulta.</text:p>
      <text:p text:style-name="P159"><text:tab/>Após concluir a figura, será exibida uma mensagem de parabenização ao jogador e em seguida uma nova figura estará disposta. </text:p>
      <text:p text:style-name="P159"><text:tab/>Quando quiser sair do jogo, basta clicar no “X” localizado na parte superior direita da tela.</text:p>
      <text:p text:style-name="P82"><text:tab/><text:tab/>2.2.4. Manual do jogo</text:p>
      <text:p text:style-name="P160"><text:tab/>No menu estarão disponibilizadas 3 opções: Jogar, Opções, Créditos. A opção Jogar possui um submenu, onde teremos mais 3 opções: Com ajuda, Sem ajuda e Voltar, a opção Com ajuda, disponibilizará ao jogador além da imagem de apoio (imagem pronta no canto da tela), uma indicação luminosa associando a forma ao espaço, já a opção sem ajuda disponibilizará ao jogador apenas a imagem de apoio (imagem pronta no canto da tela) e a opção Voltar, volta para o Menu Inicial.</text:p>
      <text:p text:style-name="P111"><text:soft-page-break/>Ao selecionar a opção Opções, o usuário conta com alguns ajustes do jogo, tais como com som e sem som, além da opção de voltar para o Menu Inicial, na opção Créditos, descrevemos o perfil dos desenvolvedores.</text:p>
      <text:p text:style-name="P111"><text:span text:style-name="T71">C</text:span>ada fase terá seu objetivo individual, porém as fases estão interligadas para concluir o jogo. A jogabilidade e mecânica são praticamente, clicar na forma e arrastar para o espaço correspondente, após completar a figura, <text:span text:style-name="T59">ela se transforma com outras cores e são emitidos efeitos sonoros e visuais de acordo com a mesma</text:span>. Se o jogador errar o espaço da foma, ela apenas voltará para o seu lugar de origem (espaço de todas as formas em jogo).</text:p>
      <text:p text:style-name="P111">Após finalizar todas as fases, será reproduzida uma parabeniza<text:span text:style-name="T71">ção</text:span> <text:span text:style-name="T71">a</text:span>o jogador por sua desenvoltura. </text:p>
      <text:p text:style-name="P84"/>
      <text:p text:style-name="P69"><text:bookmark-start text:name="__RefHeading__5155_332061991"/><text:tab/><text:span text:style-name="T59">2</text:span><text:span text:style-name="T60">.3. Cenas e Sequências cinemáticas</text:span><text:bookmark-end text:name="__RefHeading__5155_332061991"/></text:p>
      <text:p text:style-name="P78"><text:tab/><text:tab/>2.3.1. Descrição detalhada de cada cutscene (caso existam)</text:p>
      <text:p text:style-name="P78"><text:tab/><text:tab/><text:tab/>EM CONSTRUÇÃO</text:p>
      <text:p text:style-name="P78"><text:tab/><text:tab/><text:tab/>Cutscene #n (Nome)</text:p>
      <text:list xml:id="list6619907639066588803" text:style-name="WWNum2">
        <text:list-item>
          <text:p text:style-name="P134">Atores (personagens) envolvidos:</text:p>
        </text:list-item>
        <text:list-item>
          <text:p text:style-name="P134">Fase na qual ocorre a cena:</text:p>
        </text:list-item>
        <text:list-item>
          <text:p text:style-name="P138">Overview (visão geral da fase):</text:p>
        </text:list-item>
        <text:list-item>
          <text:p text:style-name="P138">Objetivo(s):</text:p>
        </text:list-item>
        <text:list-item>
          <text:p text:style-name="P138">Roteiro Cinemático (descrição da cena)</text:p>
        </text:list-item>
        <text:list-item>
          <text:p text:style-name="P138">Story Board (tradução da cena em desenhos sequenciais)</text:p>
        </text:list-item>
      </text:list>
      <text:p text:style-name="Standard"/>
      <text:p text:style-name="P66"><text:bookmark-start text:name="__RefHeading__294_96987056"/><text:bookmark-start text:name="__RefHeading__262_870314426"/><text:bookmark-start text:name="__RefHeading__230_548390921"/><text:bookmark-start text:name="__RefHeading__365_1978123388"/><text:bookmark-start text:name="__RefHeading__293_1701362015"/><text:bookmark-start text:name="__RefHeading__134_1155312962"/><text:bookmark-start text:name="__RefHeading__102_321135625"/><text:bookmark-start text:name="__RefHeading__70_2145763277"/><text:bookmark-start text:name="__RefHeading__38_462502538"/><text:bookmark-start text:name="__RefHeading__21_1048387151"/><text:bookmark-start text:name="__RefHeading__54_1476429864"/><text:bookmark-start text:name="__RefHeading__86_1453666939"/><text:bookmark-start text:name="__RefHeading__118_1220704406"/><text:bookmark-start text:name="__RefHeading__150_462184274"/><text:bookmark-start text:name="__RefHeading__182_1629984817"/><text:bookmark-start text:name="__RefHeading__214_2068681701"/><text:bookmark-start text:name="__RefHeading__246_1475821391"/><text:bookmark-start text:name="__RefHeading__505_1942102975"/><text:bookmark-start text:name="__RefHeading__311_1513843204"/>3. GAME DESIGN<text:bookmark-end text:name="__RefHeading__294_96987056"/><text:bookmark-end text:name="__RefHeading__262_870314426"/><text:bookmark-end text:name="__RefHeading__230_548390921"/><text:bookmark-end text:name="__RefHeading__365_1978123388"/><text:bookmark-end text:name="__RefHeading__293_1701362015"/><text:bookmark-end text:name="__RefHeading__134_1155312962"/><text:bookmark-end text:name="__RefHeading__102_321135625"/><text:bookmark-end text:name="__RefHeading__70_2145763277"/><text:bookmark-end text:name="__RefHeading__38_462502538"/><text:bookmark-end text:name="__RefHeading__21_1048387151"/><text:bookmark-end text:name="__RefHeading__54_1476429864"/><text:bookmark-end text:name="__RefHeading__86_1453666939"/><text:bookmark-end text:name="__RefHeading__118_1220704406"/><text:bookmark-end text:name="__RefHeading__150_462184274"/><text:bookmark-end text:name="__RefHeading__182_1629984817"/><text:bookmark-end text:name="__RefHeading__214_2068681701"/><text:bookmark-end text:name="__RefHeading__246_1475821391"/><text:bookmark-end text:name="__RefHeading__505_1942102975"/><text:bookmark-end text:name="__RefHeading__311_1513843204"/></text:p>
      <text:p text:style-name="P76"><text:span text:style-name="T17"><text:tab/>3.1.Gameplay</text:span><text:span text:style-name="T29"><text:line-break/><text:tab/><text:tab/></text:span><text:span text:style-name="T26">3.1.1.Imers</text:span><text:span text:style-name="T27">ã</text:span><text:span text:style-name="T26">o</text:span></text:p>
      <text:p text:style-name="P77"><text:span text:style-name="T21"><text:tab/>O jogo conta com uma variedade de figuras com temas diversos, onde o jogador poderá obter resultados diferentes de acordo com o nível da figura. Possuindo uma complexidade nova e diferenciada em cada nível, onde, desafia o jogador, testando os n</text:span><text:span text:style-name="T22">í</text:span><text:span text:style-name="T21">veis de aprendizado obtido e ajudando na fixação </text:span><text:span text:style-name="T22">de conteúdo.</text:span><text:span text:style-name="T21"> <text:line-break/><text:line-break/></text:span><text:span text:style-name="T9"><text:tab/><text:tab/></text:span><text:span text:style-name="T26">3.1.2. Estrutura de missões e desafios</text:span></text:p>
      <text:p text:style-name="P144"><text:soft-page-break/><text:tab/>As missões, basicamente, são as mesmas, associar a forma ao espaço para montar uma figura. Cada figura possui suas formas pré-definidas, mas nenhuma delas será desconhecida para o jogador.</text:p>
      <text:p text:style-name="P81"><text:bookmark-start text:name="__RefHeading__5165_332061991"/><text:tab/><text:tab/>3.1.3. Objetivos do jogo<text:bookmark-end text:name="__RefHeading__5165_332061991"/></text:p>
      <text:list xml:id="list32427482155590" text:continue-list="list32427431166850" text:style-name="WWNum1">
        <text:list-item>
          <text:list>
            <text:list-item>
              <text:list>
                <text:list-item>
                  <text:p text:style-name="P154"><text:bookmark-start text:name="__RefHeading__5167_332061991"/>Associar as formas com os espaços para montar a figur<text:span text:style-name="T67">a,</text:span> progredindo a cada fase. <text:bookmark-end text:name="__RefHeading__5167_332061991"/></text:p>
                </text:list-item>
              </text:list>
            </text:list-item>
          </text:list>
        </text:list-item>
      </text:list>
      <text:p text:style-name="P72"><text:tab/><text:tab/>3.1.4. Fluxo de jogo</text:p>
      <text:list xml:id="list32427484148468" text:continue-numbering="true" text:style-name="WWNum1">
        <text:list-item>
          <text:list>
            <text:list-item>
              <text:list>
                <text:list-item>
                  <text:p text:style-name="P154"><text:bookmark-start text:name="__RefHeading__5169_332061991"/>O jogo progride conforme as figuras são montadas <text:span text:style-name="T67">corretamente.</text:span><text:bookmark-end text:name="__RefHeading__5169_332061991"/></text:p>
                </text:list-item>
              </text:list>
            </text:list-item>
          </text:list>
        </text:list-item>
      </text:list>
      <text:p text:style-name="P57"><text:tab/>3.2. Mecânica do Jogo</text:p>
      <text:p text:style-name="P72"><text:tab/><text:tab/>3.2.1. Regras implícitas e explícitas do jogo </text:p>
      <text:p text:style-name="P104"><text:span text:style-name="T54">O jogador terá como regra explicita, associar as formas com os espaços para completar a figura de cada fase, já a regra implícita implicará que o jogador conclua todas as figuras até ocorrer a parabenização final.</text:span> </text:p>
      <text:p text:style-name="P72"><text:tab/><text:tab/>3.2.2. Objetos</text:p>
      <text:p text:style-name="P104">São as formas geométricas que estarão disponíveis para a montagem das figuras.</text:p>
      <text:p text:style-name="P72"><text:tab/><text:tab/>3.2.3. Gatilhos e ações</text:p>
      <text:p text:style-name="P114">As formas quando colocadas no espaço errado, voltam para o seu espaço de origem, onde encontramos todas as formas disponíveis para montar a figura, e, quando são colocadas em seu espaço correto, ela fica travada, ou seja, ela não pode ser mudada de lugar.</text:p>
      <text:p text:style-name="P56"><text:span text:style-name="T28"><text:tab/></text:span><text:span text:style-name="T61">3.3.Projeto de Fases (Level Design)</text:span></text:p>
      <text:p text:style-name="P73"><text:tab/><text:span text:style-name="T59">Fase #</text:span><text:span text:style-name="T65">1 Castelo</text:span><text:span text:style-name="T59"> </text:span></text:p>
      <text:p text:style-name="P39"><text:tab/>O objetivo dessa fase é montar o castelo utilizando as formas disponibilizadas, que serão triângulos, retângulos e quadrados.</text:p>
      <text:list xml:id="list3041573197419948649" text:style-name="WWNum3">
        <text:list-header>
          <text:p text:style-name="P135"/>
        </text:list-header>
      </text:list>
      <text:p text:style-name="P40"><text:tab/> <text:s text:c="5"/>Fase #2 Prédio</text:p>
      <text:p text:style-name="P39"><text:tab/>O Objetivo dessa fase é montar o prédio utilizando as formas disponibilizadas, que serão quadrados e retângulos.</text:p>
      <text:p text:style-name="P25"/>
      <text:p text:style-name="P57"><text:tab/><text:span text:style-name="T53">3.4. Projeto de Interface</text:span></text:p>
      <text:p text:style-name="P72"><text:tab/><text:tab/>3.4.1. Sistema Visual</text:p>
      <text:p text:style-name="P3"><text:soft-page-break/><text:tab/><text:span text:style-name="T54">A câmera é sempre fixa e a visualização é 2D. Os menus também possuem gráfico 2D com botões indicando para o que servem, quando selecionados, abrirão a tela correspondente.</text:span></text:p>
      <text:p text:style-name="P3"/>
      <text:p text:style-name="P72"><text:tab/><text:tab/>3.4.2. Sistema de Controle</text:p>
      <text:p text:style-name="P74"><text:tab/>Basicamente, clicar e arrastar.</text:p>
      <text:p text:style-name="P72"><text:tab/><text:tab/>3.4.3. Fluxo de Telas</text:p>
      <text:p text:style-name="P121"><text:span text:style-name="T38">Todas as telas possuem o mesmo propósito, o de associar as formas aos seus espaços. Após a conclusão de cada figura, </text:span><text:span text:style-name="T39">ocorrerá a </text:span><text:span text:style-name="T38">parabenização ao jogador e logo após será chamada a próxima tela.</text:span></text:p>
      <text:p text:style-name="P72"><text:tab/><text:tab/><text:span text:style-name="T59">3.4.4. Opções do jogo</text:span></text:p>
      <text:p text:style-name="P105">Com ajuda, onde será disponibilizado uma imagem de apoio posicionada no canto superior da tela e ao clicar em uma forma, ela é associada por meio visual ao seu espaço correspondente na figura. E sem ajuda, onde será disponibilizado apenas a imagem de apoio.</text:p>
      <text:p text:style-name="P75"><text:span text:style-name="T25"><text:tab/><text:tab/></text:span><text:span text:style-name="T62">3.4.5. Sistema de ajuda</text:span><text:span text:style-name="T63"> (Help)</text:span></text:p>
      <text:p text:style-name="P115">Com ajuda a imagem pronta aparece no canto superior da tela e também terá um direcionamento para seu espaço correto.</text:p>
      <text:p text:style-name="P115">Já a opção sem ajuda, aparecerá apenas a imagem pronta no canto superior da tela.<text:tab/></text:p>
      <text:p text:style-name="P71"><text:tab/><text:span text:style-name="T59">3.5. </text:span><text:span text:style-name="T66">Projeto de Som (se houver)</text:span></text:p>
      <text:p text:style-name="P79"><text:span text:style-name="T28"><text:tab/><text:tab/><text:tab/></text:span><text:bookmark-start text:name="OLE_LINK4"/><text:bookmark-start text:name="OLE_LINK3"/><text:span text:style-name="T13">EM CONSTRUÇÃO</text:span></text:p>
      <text:p text:style-name="P64"><text:span text:style-name="T25"><text:tab/><text:tab/></text:span><text:span text:style-name="T17">3.5.1. Descrição geral</text:span></text:p>
      <text:p text:style-name="P105"><text:bookmark-end text:name="OLE_LINK4"/><text:bookmark-end text:name="OLE_LINK3"/>Idéia / conceito de áudio para o jogo e como será executado (orquestra, biblioteca de loops, banda, etc.)</text:p>
      <text:p text:style-name="P64"><text:span text:style-name="T25"><text:tab/><text:tab/>3.5.2. </text:span><text:span text:style-name="T28">Músicas</text:span></text:p>
      <text:list xml:id="list2184104932303028791" text:style-name="WWNum6">
        <text:list-item>
          <text:p text:style-name="P136">Ambiente (ocorrem durante o jogo ou em cada fase)</text:p>
        </text:list-item>
        <text:list-item>
          <text:p text:style-name="P136">Ação (ocorrem apenas nas cenas de ação, como ao encontrar inimigos específicos ou chefes de fase)</text:p>
        </text:list-item>
        <text:list-item>
          <text:p text:style-name="P136">Vitória (ocorre quando o personagem derrota um inimigo ou finaliza o jogo)</text:p>
        </text:list-item>
        <text:list-item>
          <text:p text:style-name="P136">Derrota (ocorre quando o personagem perde uma batalha ou morre)</text:p>
        </text:list-item>
        <text:list-item>
          <text:p text:style-name="P136">Outras</text:p>
        </text:list-item>
      </text:list>
      <text:p text:style-name="P87"/>
      <text:p text:style-name="P64"><text:soft-page-break/><text:span text:style-name="T25"><text:tab/><text:tab/></text:span><text:bookmark-start text:name="OLE_LINK2"/><text:bookmark-start text:name="OLE_LINK1"/><text:span text:style-name="T25">3.5.3. </text:span><text:span text:style-name="T28">Efeitos Sonoros</text:span></text:p>
      <text:p text:style-name="P61"/>
      <text:list xml:id="list3222411899243065555" text:style-name="WWNum7">
        <text:list-item>
          <text:p text:style-name="P137">Ambiente (ocorrem durante o jogo ou em cada fase, como barulho de chuva ou de vento, etc.)</text:p>
        </text:list-item>
        <text:list-item>
          <text:p text:style-name="P137"/>
        </text:list-item>
        <text:list-item>
          <text:p text:style-name="P137"/>
        </text:list-item>
        <text:list-item>
          <text:p text:style-name="P137">Outros</text:p>
        </text:list-item>
      </text:list>
      <text:p text:style-name="P38"><text:bookmark-end text:name="OLE_LINK2"/><text:bookmark-end text:name="OLE_LINK1"/></text:p>
      <text:p text:style-name="P64"><text:span text:style-name="T25"><text:tab/><text:tab/>3.5.4. </text:span><text:span text:style-name="T28">Voice Overs</text:span></text:p>
      <text:p text:style-name="P107"><text:tab/><text:tab/>Ator #n (Nome)</text:p>
      <text:p text:style-name="P105">Personagem correspondente</text:p>
      <text:p text:style-name="P62"><text:tab/></text:p>
      <text:p text:style-name="P68"><text:bookmark-start text:name="__RefHeading__296_96987056"/><text:bookmark-start text:name="__RefHeading__264_870314426"/><text:bookmark-start text:name="__RefHeading__232_548390921"/><text:bookmark-start text:name="__RefHeading__367_1978123388"/><text:bookmark-start text:name="__RefHeading__295_1701362015"/><text:bookmark-start text:name="__RefHeading__136_1155312962"/><text:bookmark-start text:name="__RefHeading__104_321135625"/><text:bookmark-start text:name="__RefHeading__72_2145763277"/><text:bookmark-start text:name="__RefHeading__40_462502538"/><text:bookmark-start text:name="__RefHeading__23_1048387151"/><text:bookmark-start text:name="__RefHeading__56_1476429864"/><text:bookmark-start text:name="__RefHeading__88_1453666939"/><text:bookmark-start text:name="__RefHeading__120_1220704406"/><text:bookmark-start text:name="__RefHeading__152_462184274"/><text:bookmark-start text:name="__RefHeading__184_1629984817"/><text:bookmark-start text:name="__RefHeading__216_2068681701"/><text:bookmark-start text:name="__RefHeading__248_1475821391"/><text:bookmark-start text:name="__RefHeading__507_1942102975"/><text:bookmark-start text:name="__RefHeading__313_1513843204"/>4. ARTE<text:bookmark-end text:name="__RefHeading__296_96987056"/><text:bookmark-end text:name="__RefHeading__264_870314426"/><text:bookmark-end text:name="__RefHeading__232_548390921"/><text:bookmark-end text:name="__RefHeading__367_1978123388"/><text:bookmark-end text:name="__RefHeading__295_1701362015"/><text:bookmark-end text:name="__RefHeading__136_1155312962"/><text:bookmark-end text:name="__RefHeading__104_321135625"/><text:bookmark-end text:name="__RefHeading__72_2145763277"/><text:bookmark-end text:name="__RefHeading__40_462502538"/><text:bookmark-end text:name="__RefHeading__23_1048387151"/><text:bookmark-end text:name="__RefHeading__56_1476429864"/><text:bookmark-end text:name="__RefHeading__88_1453666939"/><text:bookmark-end text:name="__RefHeading__120_1220704406"/><text:bookmark-end text:name="__RefHeading__152_462184274"/><text:bookmark-end text:name="__RefHeading__184_1629984817"/><text:bookmark-end text:name="__RefHeading__216_2068681701"/><text:bookmark-end text:name="__RefHeading__248_1475821391"/><text:bookmark-end text:name="__RefHeading__507_1942102975"/><text:bookmark-end text:name="__RefHeading__313_1513843204"/></text:p>
      <text:p text:style-name="P87">EM CONSTRUÇÃO</text:p>
      <text:p text:style-name="P62"><text:tab/>4.1. <text:s/>Guia de cores e estilos gráficos </text:p>
      <text:p text:style-name="P106">Os estilos gráficos são em 2D...</text:p>
      <text:p text:style-name="P62"><text:tab/>4.2. Arte Conceitual </text:p>
      <text:p text:style-name="P108"><text:bookmark-start text:name="__RefHeading__5171_332061991"/>Ilustrações (imagens) iniciais que definem o aspecto visual de personagens, objetos e ambientes do jogo.<text:bookmark-end text:name="__RefHeading__5171_332061991"/></text:p>
      <text:p text:style-name="P62"><text:tab/>4.3. <text:s/>Asset List</text:p>
      <text:p text:style-name="P131"><text:bookmark-start text:name="__RefHeading__5173_332061991"/><text:tab/><text:tab/>4.3.1. Personagens *<text:bookmark-end text:name="__RefHeading__5173_332061991"/></text:p>
      <text:list xml:id="list32427558172714" text:continue-list="list32427484148468" text:style-name="WWNum1">
        <text:list-item>
          <text:list>
            <text:list-item>
              <text:list>
                <text:list-item>
                  <text:p text:style-name="P153"><text:bookmark-start text:name="__RefHeading__5175_332061991"/>Aspecto final dos modelos 2D e/ou 3D dos personagens<text:bookmark-end text:name="__RefHeading__5175_332061991"/></text:p>
                </text:list-item>
              </text:list>
            </text:list-item>
          </text:list>
        </text:list-item>
      </text:list>
      <text:p text:style-name="P131"><text:bookmark-start text:name="__RefHeading__5177_332061991"/><text:tab/><text:tab/>4.3.2. Ambientes<text:bookmark-end text:name="__RefHeading__5177_332061991"/></text:p>
      <text:list xml:id="list32427561172276" text:continue-numbering="true" text:style-name="WWNum1">
        <text:list-item>
          <text:list>
            <text:list-item>
              <text:list>
                <text:list-item>
                  <text:p text:style-name="P153"><text:bookmark-start text:name="__RefHeading__5179_332061991"/>Aspecto final dos modelos 2D e/ou 3D dos ambientes<text:bookmark-end text:name="__RefHeading__5179_332061991"/></text:p>
                </text:list-item>
              </text:list>
            </text:list-item>
          </text:list>
        </text:list-item>
      </text:list>
      <text:p text:style-name="P132"><text:bookmark-start text:name="__RefHeading__5181_332061991"/><text:span text:style-name="T9"><text:tab/><text:tab/>4.3.3. Texturas</text:span><text:span text:style-name="T20"> </text:span><text:bookmark-end text:name="__RefHeading__5181_332061991"/></text:p>
      <text:p text:style-name="P122">Aspecto final dos modelos 2D e/ou 3D das texturas usadas nos objetos e personagens</text:p>
      <text:p text:style-name="P87"/>
      <text:p text:style-name="P131"><text:bookmark-start text:name="__RefHeading__5183_332061991"/><text:soft-page-break/><text:tab/><text:tab/>4.3.4. Animações<text:bookmark-end text:name="__RefHeading__5183_332061991"/></text:p>
      <text:p text:style-name="P123">Aspecto final dos modelos 2D e/ou 3D com as principais poses do seu setup de animação</text:p>
      <text:p text:style-name="P131"><text:bookmark-start text:name="__RefHeading__5185_332061991"/><text:tab/><text:tab/>4.3.5. Efeitos<text:bookmark-end text:name="__RefHeading__5185_332061991"/></text:p>
      <text:p text:style-name="P122">Aspecto final dos efeitos utilzados no jogo</text:p>
      <text:p text:style-name="P131"><text:bookmark-start text:name="__RefHeading__5187_332061991"/><text:tab/><text:tab/>4.3.6. Interfaces<text:bookmark-end text:name="__RefHeading__5187_332061991"/></text:p>
      <text:p text:style-name="P124">Aspecto final das interfaces e HUDs do jogo</text:p>
      <text:p text:style-name="P131"><text:bookmark-start text:name="__RefHeading__5189_332061991"/><text:tab/><text:tab/>4.3.7. Cut Scenes<text:bookmark-end text:name="__RefHeading__5189_332061991"/></text:p>
      <text:list xml:id="list32427574156226" text:continue-numbering="true" text:style-name="WWNum1">
        <text:list-item>
          <text:list>
            <text:list-item>
              <text:list>
                <text:list-item>
                  <text:p text:style-name="P153"><text:bookmark-start text:name="__RefHeading__5191_332061991"/>Aspecto final das cut-scenes do jogo<text:bookmark-end text:name="__RefHeading__5191_332061991"/></text:p>
                </text:list-item>
              </text:list>
            </text:list-item>
          </text:list>
        </text:list-item>
      </text:list>
      <text:p text:style-name="P131"><text:bookmark-start text:name="__RefHeading__5193_332061991"/><text:tab/><text:tab/>4.3.8. <text:s/>Outros<text:bookmark-end text:name="__RefHeading__5193_332061991"/></text:p>
      <text:list xml:id="list32427577165765" text:continue-numbering="true" text:style-name="WWNum1">
        <text:list-item>
          <text:list>
            <text:list-item>
              <text:list>
                <text:list-item>
                  <text:p text:style-name="P155"><text:bookmark-start text:name="__RefHeading__5195_332061991"/><text:span text:style-name="T64">Aspecto final de outros elementos importantes do jogo</text:span><text:span text:style-name="T9"><text:tab/></text:span><text:bookmark-end text:name="__RefHeading__5195_332061991"/></text:p>
                </text:list-item>
              </text:list>
            </text:list-item>
          </text:list>
        </text:list-item>
      </text:list>
      <text:p text:style-name="P86"/>
      <text:p text:style-name="P66"><text:bookmark-start text:name="__RefHeading__298_96987056"/><text:bookmark-start text:name="__RefHeading__266_870314426"/><text:bookmark-start text:name="__RefHeading__234_548390921"/><text:bookmark-start text:name="__RefHeading__369_1978123388"/><text:bookmark-start text:name="__RefHeading__297_1701362015"/><text:bookmark-start text:name="__RefHeading__138_1155312962"/><text:bookmark-start text:name="__RefHeading__106_321135625"/><text:bookmark-start text:name="__RefHeading__74_2145763277"/><text:bookmark-start text:name="__RefHeading__42_462502538"/><text:bookmark-start text:name="__RefHeading__25_1048387151"/><text:bookmark-start text:name="__RefHeading__58_1476429864"/><text:bookmark-start text:name="__RefHeading__90_1453666939"/><text:bookmark-start text:name="__RefHeading__122_1220704406"/><text:bookmark-start text:name="__RefHeading__154_462184274"/><text:bookmark-start text:name="__RefHeading__186_1629984817"/><text:bookmark-start text:name="__RefHeading__218_2068681701"/><text:bookmark-start text:name="__RefHeading__250_1475821391"/><text:bookmark-start text:name="__RefHeading__509_1942102975"/><text:bookmark-start text:name="__RefHeading__315_1513843204"/>5. DOCUMENTAÇÃO TÉCNICA<text:bookmark-end text:name="__RefHeading__298_96987056"/><text:bookmark-end text:name="__RefHeading__266_870314426"/><text:bookmark-end text:name="__RefHeading__234_548390921"/><text:bookmark-end text:name="__RefHeading__369_1978123388"/><text:bookmark-end text:name="__RefHeading__297_1701362015"/><text:bookmark-end text:name="__RefHeading__138_1155312962"/><text:bookmark-end text:name="__RefHeading__106_321135625"/><text:bookmark-end text:name="__RefHeading__74_2145763277"/><text:bookmark-end text:name="__RefHeading__42_462502538"/><text:bookmark-end text:name="__RefHeading__25_1048387151"/><text:bookmark-end text:name="__RefHeading__58_1476429864"/><text:bookmark-end text:name="__RefHeading__90_1453666939"/><text:bookmark-end text:name="__RefHeading__122_1220704406"/><text:bookmark-end text:name="__RefHeading__154_462184274"/><text:bookmark-end text:name="__RefHeading__186_1629984817"/><text:bookmark-end text:name="__RefHeading__218_2068681701"/><text:bookmark-end text:name="__RefHeading__250_1475821391"/><text:bookmark-end text:name="__RefHeading__509_1942102975"/><text:bookmark-end text:name="__RefHeading__315_1513843204"/></text:p>
      <text:p text:style-name="P59"><text:tab/>5.1. Requisitos de sistema</text:p>
      <text:p text:style-name="P65"><text:span text:style-name="T18"><text:tab/></text:span><text:span text:style-name="T14">Qualquer </text:span><text:span text:style-name="T15">computador</text:span><text:span text:style-name="T14"> com browser instalado.</text:span></text:p>
      <text:p text:style-name="P58"><text:tab/><text:span text:style-name="T59">5.2. Engenharia de Software</text:span></text:p>
      <text:p text:style-name="P109"><text:bookmark-start text:name="__RefHeading__5197_332061991"/>Disponibilizar gráficos relevantes ao processo de modelagem do sistema.<text:bookmark-end text:name="__RefHeading__5197_332061991"/></text:p>
      <text:p text:style-name="P63"><text:tab/>5.3. Hardware(s) Específico(s) (se houver)</text:p>
      <text:p text:style-name="P109"><text:bookmark-start text:name="__RefHeading__5199_332061991"/>Descrever o uso ou desenvolvimento de hardware específico<text:bookmark-end text:name="__RefHeading__5199_332061991"/></text:p>
      <text:p text:style-name="P58"><text:span text:style-name="T59"><text:tab/></text:span>5.4. Software(s) Secundário(s) (se houver)</text:p>
      <text:p text:style-name="P110"><text:span text:style-name="T24">Qualquer Browser, </text:span><text:span text:style-name="T23">editor de texto Notepad++.</text:span></text:p>
      <text:p text:style-name="P58"><text:tab/><text:span text:style-name="T59">5.5. Procedures e Patterns</text:span></text:p>
      <text:p text:style-name="P109"><text:bookmark-start text:name="__RefHeading__5203_332061991"/>Descrever o uso ou desenvolvimento de procedures e patterns<text:bookmark-end text:name="__RefHeading__5203_332061991"/></text:p>
      <text:p text:style-name="P59"><text:tab/>5.6. Game Engine</text:p>
      <text:p text:style-name="P146"><text:tab/>Não houve uma game engine para o desenvolvimento do jogo.</text:p>
      <text:p text:style-name="P58"><text:tab/>5.7. Bibliotecas</text:p>
      <text:p text:style-name="P156"><text:soft-page-break/>Jquery-ui, biblioteca de javascript para mexer na parte grafica do site, que foi utilizada no desenvolvimento do jogo.</text:p>
      <text:p text:style-name="P59"><text:tab/>5.8. Programação</text:p>
      <text:p text:style-name="P59"><text:span text:style-name="T68"><text:tab/>HTML5</text:span><text:span text:style-name="T69">,</text:span><text:span text:style-name="T68"> Javascript </text:span><text:span text:style-name="T69">p</text:span><text:span text:style-name="T68">ara rodar sem necessidade da instalação de plugins </text:span><text:span text:style-name="T69">e</text:span><text:span text:style-name="T68"> </text:span><text:span text:style-name="T70">jQuery, </text:span><text:span text:style-name="T69">que é uma</text:span><text:span text:style-name="T70"> livraria de Javascript, para melhor manipulação dos elementos do HTML</text:span></text:p>
      <text:p text:style-name="P147"/>
      <text:p text:style-name="P58"><text:tab/><text:span text:style-name="T59">5.9. Scripting</text:span></text:p>
      <text:p text:style-name="P158"><text:tab/>Descrição e justificativa do uso da(s) linguagem(ns) script utilizada(s).</text:p>
      <text:p text:style-name="P60"/>
      <text:p text:style-name="P47"><text:bookmark-start text:name="__RefHeading__621_501105294"/><text:bookmark-start text:name="_Toc382726790"/><text:bookmark text:name="_Toc3005031311"/><text:bookmark text:name="_Toc3005032971"/><text:bookmark text:name="_Toc3005035271"/><text:bookmark text:name="_Toc3008187861"/><text:bookmark text:name="_Toc3008188451"/><text:span text:style-name="T41">ANEXO A – </text:span><text:bookmark-end text:name="_Toc382726790"/><text:span text:style-name="T35">[XXXXXX</text:span><text:bookmark-end text:name="__RefHeading__621_501105294"/></text:p>
      <text:p text:style-name="P125"/>
      <text:p text:style-name="P125"/>
      <text:p text:style-name="P126">REUNIÃO 11/10</text:p>
      <text:p text:style-name="P126">apae:</text:p>
      <text:p text:style-name="P127">Nome, cpf, rg, end residencial completo, telefones e e-mail de TODOS</text:p>
      <text:p text:style-name="P128">visita APAE: 8:30 às 10h </text:p>
      <text:p text:style-name="P128">grupo: 12 pessoas</text:p>
      <text:p text:style-name="P128">olhar questionário do grupo rafael e ver se é compatível </text:p>
      <text:p text:style-name="P129">mandar TG atualizado via e-mail</text:p>
      <text:p text:style-name="P130">manual com imagens – annibal faz isso</text:p>
      <text:p text:style-name="P128">&lt;3</text:p>
      <text:p text:style-name="P1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ourier New1" svg:font-family="'Courier New'" style:font-family-generic="system" style:font-pitch="variable"/>
    <style:font-face style:name="Kozuka Gothic Pro L" svg:font-family="'Kozuka Gothic Pro L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Times New Roman" fo:font-size="12pt" fo:language="pt" fo:country="BR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size="16pt" fo:font-weight="bold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212cm" fo:margin-bottom="0cm" style:contextual-spacing="false" fo:keep-with-next="always"/>
      <style:text-properties fo:font-size="10pt" fo:font-weight="bold" style:font-size-asian="10pt" style:font-weight-asian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Contents_20_1" style:display-name="Contents 1" style:family="paragraph" style:parent-style-name="Standard" style:default-outline-level="" style:class="index">
      <style:paragraph-properties fo:line-height="150%">
        <style:tab-stops>
          <style:tab-stop style:position="15.98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423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default-outline-level="" style:class="index">
      <style:paragraph-properties fo:margin-left="3.387cm" fo:margin-right="0cm" fo:text-indent="0cm" style:auto-text-indent="false"/>
    </style:style>
    <style:style style:name="Title" style:family="paragraph" style:parent-style-name="Standard" style:default-outline-level="" style:class="chapter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style:contextual-spacing="false" fo:line-height="115%" fo:keep-together="always"/>
      <style:text-properties fo:color="#365f91" style:font-name="Cambria" fo:font-size="14pt" style:font-size-asian="14pt" style:language-asian="en" style:country-asian="US" style:font-name-complex="Times New Roman1" style:font-size-complex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Arial" fo:font-size="16pt" fo:language="pt" fo:country="BR" fo:font-weight="bold" style:font-size-asian="16pt" style:language-asian="pt" style:country-asian="BR" style:font-weight-asian="bold" style:font-name-complex="Arial2" style:font-size-complex="16pt" style:language-complex="ar" style:country-complex="SA" style:font-weight-complex="bold"/>
    </style:style>
    <style:style style:name="Título_20_Char" style:display-name="Título Char" style:family="text" style:parent-style-name="Default_20_Paragraph_20_Font">
      <style:text-properties style:font-name="Cambria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abeçalho_20_Char" style:display-name="Cabeçalho Char" style:family="tex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3" style:display-name="ListLabel 3" style:family="text">
      <style:text-properties fo:font-size="12pt" fo:font-style="normal" fo:font-weight="normal" style:font-size-asian="12pt" style:font-style-asian="normal" style:font-weight-asian="normal" style:font-name-complex="Kozuka Gothic Pro L" style:font-size-complex="12pt"/>
    </style:style>
    <style:style style:name="ListLabel_20_4" style:display-name="ListLabel 4" style:family="text">
      <style:text-properties fo:font-size="12pt" fo:font-style="normal" fo:font-weight="normal" style:font-size-asian="12pt" style:font-style-asian="normal" style:font-weight-asian="normal" style:font-name-complex="Kozuka Gothic Pro L"/>
    </style:style>
    <style:style style:name="WW8Num2z0" style:family="text">
      <style:text-properties style:font-name-complex="Arial2"/>
    </style:style>
    <style:style style:name="WW8Num2z1" style:family="text"/>
    <style:style style:name="WW8Num2z2" style:family="text">
      <style:text-properties style:font-name="Wingdings" style:font-name-complex="Wingdings1"/>
    </style:style>
    <style:style style:name="WW8Num2z3" style:family="text">
      <style:text-properties style:font-name="Symbol" style:font-name-complex="Symbol1"/>
    </style:style>
    <style:style style:name="WW8Num2z4" style:family="text">
      <style:text-properties style:font-name="Courier New" style:font-name-complex="Arial Black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8z0" style:family="text"/>
    <style:style style:name="WW8Num3z0" style:family="text"/>
    <style:style style:name="WW8Num6z0" style:family="text">
      <style:text-properties style:font-name="Symbol" style:font-name-complex="Symbol1"/>
    </style:style>
    <style:style style:name="WW8Num9z0" style:family="text">
      <style:text-properties style:font-name-complex="Arial2"/>
    </style:style>
    <style:style style:name="WW8Num5z0" style:family="text"/>
    <style:style style:name="WW8Num4z0" style:family="text"/>
    <style:style style:name="WW8Num7z0" style:family="text"/>
    <style:style style:name="ListLabel_20_5" style:display-name="ListLabel 5" style:family="text">
      <style:text-properties fo:font-size="14pt" style:font-size-asian="14pt" style:language-asian="pt" style:country-asian="BR" style:font-name-complex="Arial2" style:font-size-complex="14pt" style:font-weight-complex="bold"/>
    </style:style>
    <style:style style:name="ListLabel_20_6" style:display-name="ListLabel 6" style:family="text">
      <style:text-properties style:font-name-complex="Arial2"/>
    </style:style>
    <style:style style:name="ListLabel_20_7" style:display-name="ListLabel 7" style:family="text">
      <style:text-properties style:font-name-complex="Wingdings1"/>
    </style:style>
    <style:style style:name="ListLabel_20_8" style:display-name="ListLabel 8" style:family="text">
      <style:text-properties style:font-name-complex="Symbol1"/>
    </style:style>
    <style:style style:name="ListLabel_20_9" style:display-name="ListLabel 9" style:family="text">
      <style:text-properties style:font-name-complex="Arial Black"/>
    </style:style>
    <style:style style:name="ListLabel_20_10" style:display-name="ListLabel 10" style:family="text">
      <style:text-properties fo:font-size="14pt" style:font-size-asian="14pt" style:font-size-complex="14pt" style:font-weight-complex="bold"/>
    </style:style>
    <style:style style:name="ListLabel_20_11" style:display-name="ListLabel 11" style:family="text">
      <style:text-properties fo:font-size="14pt" style:font-size-asian="14pt" style:font-size-complex="14pt" style:font-weight-complex="bold"/>
    </style:style>
    <style:style style:name="apple-converted-space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6T12:37:00</meta:creation-date>
    <meta:initial-creator>Mauro Ohara</meta:initial-creator>
    <dc:date>2014-10-21T03:24:26.813000000</dc:date>
    <meta:editing-cycles>16</meta:editing-cycles>
    <dc:title>Diretrizes e Orientações do</dc:title>
    <meta:editing-duration>P4DT2H17M39S</meta:editing-duration>
    <meta:generator>LibreOffice/4.1.0.4$Windows_x86 LibreOffice_project/89ea49ddacd9aa532507cbf852f2bb22b1ace28</meta:generator>
    <meta:document-statistic meta:table-count="0" meta:image-count="0" meta:object-count="0" meta:page-count="32" meta:paragraph-count="250" meta:word-count="2843" meta:character-count="18255" meta:non-whitespace-character-count="15465"/>
    <meta:template xlink:type="simple" xlink:actuate="onRequest" xlink:title="Normal.dotm" xlink:href=""/>
  </office:meta>
</office:document-meta>
</file>